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45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123.79pt"/>
    </style:style>
    <style:style style:name="co7" style:family="table-column">
      <style:table-column-properties fo:break-before="auto" style:column-width="201.54pt"/>
    </style:style>
    <style:style style:name="co8" style:family="table-column">
      <style:table-column-properties fo:break-before="auto" style:column-width="239.5pt"/>
    </style:style>
    <style:style style:name="co9" style:family="table-column">
      <style:table-column-properties fo:break-before="auto" style:column-width="208.15pt"/>
    </style:style>
    <style:style style:name="co10" style:family="table-column">
      <style:table-column-properties fo:break-before="auto" style:column-width="238.31pt"/>
    </style:style>
    <style:style style:name="co11" style:family="table-column">
      <style:table-column-properties fo:break-before="auto" style:column-width="30.95pt"/>
    </style:style>
    <style:style style:name="co12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66ffff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00ccff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66ffff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 style:data-style-name="N2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2">
      <style:table-cell-properties fo:border="0.06pt solid #000000"/>
    </style:style>
    <style:style style:name="ce43" style:family="table-cell" style:parent-style-name="Default" style:data-style-name="N2"/>
    <style:style style:name="ce44" style:family="table-cell" style:parent-style-name="Default">
      <style:table-cell-properties fo:background-color="#ffff00"/>
    </style:style>
    <style:style style:name="ce45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999999"/>
    </style:style>
    <style:style style:name="ce4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Linear Blocks MesoCycle 1 Classified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12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5" table:default-cell-style-name="ce5"/>
        <table:table-column table:style-name="co4" table:default-cell-style-name="Default"/>
        <table:table-column table:style-name="co3" table:number-columns-repeated="996" table:default-cell-style-name="ce5"/>
        <table:table-row table:style-name="ro1">
          <table:table-cell table:style-name="ce2" office:value-type="string" calcext:value-type="string">
            <text:p>Heavy period</text:p>
          </table:table-cell>
          <table:table-cell table:style-name="ce6" office:value-type="string" calcext:value-type="string">
            <text:p>Relative Intensity wise</text:p>
          </table:table-cell>
          <table:table-cell table:number-columns-repeated="22"/>
          <table:table-cell office:value-type="float" office:value="0.6" calcext:value-type="float">
            <text:p>0.6</text:p>
          </table:table-cell>
          <table:table-cell office:value-type="string" calcext:value-type="string">
            <text:p>Volum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Mid period</text:p>
          </table:table-cell>
          <table:table-cell table:style-name="ce7"/>
          <table:table-cell table:number-columns-repeated="22"/>
          <table:table-cell office:value-type="float" office:value="0.9" calcext:value-type="float">
            <text:p>0.9</text:p>
          </table:table-cell>
          <table:table-cell office:value-type="string" calcext:value-type="string">
            <text:p>Intensity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Light Period</text:p>
          </table:table-cell>
          <table:table-cell table:style-name="ce8"/>
          <table:table-cell table:number-columns-repeated="22"/>
          <table:table-cell office:value-type="string" calcext:value-type="string">
            <text:p>Of Mid Workout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 calcext:value-type="string">
            <text:p>RECOVERY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style-name="Default" office:value-type="string" calcext:value-type="string">
            <text:p>All 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6" calcext:value-type="float">
            <text:p>56</text:p>
          </table:table-cell>
          <table:table-cell table:style-name="ce16" table:formula="of:=[.G6]*[.D6]*[.F6]" office:value-type="float" office:value="1120" calcext:value-type="float">
            <text:p>1120.00</text:p>
          </table:table-cell>
          <table:table-cell/>
          <table:table-cell table:style-name="ce17" office:value-type="float" office:value="0.754" calcext:value-type="float">
            <text:p>0.75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837777777777778" calcext:value-type="float">
            <text:p>0.837777777777778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60.32" calcext:value-type="float">
            <text:p>60.32</text:p>
          </table:table-cell>
          <table:table-cell table:formula="of:=[.N6]*[.K6]*[.M6]" office:value-type="float" office:value="1206.4" calcext:value-type="float">
            <text:p>1206.40</text:p>
          </table:table-cell>
          <table:table-cell/>
          <table:table-cell table:style-name="ce21" office:value-type="float" office:value="0.808" calcext:value-type="float">
            <text:p>0.80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897777777777778" calcext:value-type="float">
            <text:p>0.897777777777778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64.64" calcext:value-type="float">
            <text:p>64.64</text:p>
          </table:table-cell>
          <table:table-cell table:formula="of:=[.U6]*[.R6]*[.T6]" office:value-type="float" office:value="1292.8" calcext:value-type="float">
            <text:p>1292.80</text:p>
          </table:table-cell>
          <table:table-cell table:number-columns-repeated="2"/>
          <table:table-cell table:formula="of:=[.K6]*[.M6]*0.6" office:value-type="float" office:value="12" calcext:value-type="float">
            <text:p>12</text:p>
          </table:table-cell>
          <table:table-cell table:style-name="Default" table:formula="of:=[.J6]*0.9" office:value-type="float" office:value="0.6786" calcext:value-type="float">
            <text:p>0.6786</text:p>
          </table:table-cell>
          <table:table-cell office:value-type="float" office:value="4" calcext:value-type="float">
            <text:p>4</text:p>
          </table:table-cell>
          <table:table-cell table:formula="of:=[.Z6]/['file:///home/debian/workspaces/Training/Plans/Weekly%20Progression%20Strength/Percantages.ods'#$'1Rm Tables'.$B$36]" office:value-type="float" office:value="0.771136363636364" calcext:value-type="float">
            <text:p>0.771136363636364</text:p>
          </table:table-cell>
          <table:table-cell office:value-type="float" office:value="3" calcext:value-type="float">
            <text:p>3</text:p>
          </table:table-cell>
          <table:table-cell table:formula="of:=[.Z6]*['file:///home/debian/workspaces/Training/Plans/Weekly%20Progression%20Strength/Percantages.ods'#$'1Rm Tables'.B13]" office:value-type="float" office:value="54.288" calcext:value-type="float">
            <text:p>54.288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6" calcext:value-type="float">
            <text:p>56</text:p>
          </table:table-cell>
          <table:table-cell table:formula="of:=[.G7]*[.D7]*[.F7]" office:value-type="float" office:value="672" calcext:value-type="float">
            <text:p>672.00</text:p>
          </table:table-cell>
          <table:table-cell/>
          <table:table-cell table:style-name="ce17" office:value-type="float" office:value="0.754" calcext:value-type="float">
            <text:p>0.75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837777777777778" calcext:value-type="float">
            <text:p>0.837777777777778</text:p>
          </table:table-cell>
          <table:table-cell table:style-name="ce10" office:value-type="float" office:value="3" calcext:value-type="float">
            <text:p>3</text:p>
          </table:table-cell>
          <table:table-cell table:style-name="ce17" office:value-type="float" office:value="60.32" calcext:value-type="float">
            <text:p>60.32</text:p>
          </table:table-cell>
          <table:table-cell table:formula="of:=[.N7]*[.K7]*[.M7]" office:value-type="float" office:value="723.84" calcext:value-type="float">
            <text:p>723.84</text:p>
          </table:table-cell>
          <table:table-cell/>
          <table:table-cell table:style-name="ce21" office:value-type="float" office:value="0.808" calcext:value-type="float">
            <text:p>0.80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897777777777778" calcext:value-type="float">
            <text:p>0.897777777777778</text:p>
          </table:table-cell>
          <table:table-cell table:style-name="ce10" office:value-type="float" office:value="3" calcext:value-type="float">
            <text:p>3</text:p>
          </table:table-cell>
          <table:table-cell table:style-name="ce21" office:value-type="float" office:value="64.64" calcext:value-type="float">
            <text:p>64.64</text:p>
          </table:table-cell>
          <table:table-cell table:formula="of:=[.U7]*[.R7]*[.T7]" office:value-type="float" office:value="775.68" calcext:value-type="float">
            <text:p>775.68</text:p>
          </table:table-cell>
          <table:table-cell table:number-columns-repeated="2"/>
          <table:table-cell table:formula="of:=[.K7]*[.M7]*0.6" office:value-type="float" office:value="7.2" calcext:value-type="float">
            <text:p>7.2</text:p>
          </table:table-cell>
          <table:table-cell table:style-name="Default" table:formula="of:=[.J7]*0.9" office:value-type="float" office:value="0.6786" calcext:value-type="float">
            <text:p>0.6786</text:p>
          </table:table-cell>
          <table:table-cell office:value-type="float" office:value="3" calcext:value-type="float">
            <text:p>3</text:p>
          </table:table-cell>
          <table:table-cell table:formula="of:=[.Z7]/['file:///home/debian/workspaces/Training/Plans/Weekly%20Progression%20Strength/Percantages.ods'#$'1Rm Tables'.$B$34]" office:value-type="float" office:value="0.729677419354839" calcext:value-type="float">
            <text:p>0.729677419354839</text:p>
          </table:table-cell>
          <table:table-cell office:value-type="float" office:value="2" calcext:value-type="float">
            <text:p>2</text:p>
          </table:table-cell>
          <table:table-cell table:formula="of:=[.Z7]*['file:///home/debian/workspaces/Training/Plans/Weekly%20Progression%20Strength/Percantages.ods'#$'1Rm Tables'.B13]" office:value-type="float" office:value="54.288" calcext:value-type="float">
            <text:p>54.288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 table:formula="of:=[.G8]*[.D8]*[.F8]" office:value-type="float" office:value="565.92" calcext:value-type="float">
            <text:p>565.92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0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 table:formula="of:=[.N8]*[.K8]*[.M8]" office:value-type="float" office:value="579.312" calcext:value-type="float">
            <text:p>579.31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10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  <table:table-cell table:formula="of:=[.U8]*[.R8]*[.T8]" office:value-type="float" office:value="592.704" calcext:value-type="float">
            <text:p>592.70</text:p>
          </table:table-cell>
          <table:table-cell table:number-columns-repeated="2"/>
          <table:table-cell table:formula="of:=[.K8]*[.M8]*0.6" office:value-type="float" office:value="5.4" calcext:value-type="float">
            <text:p>5.4</text:p>
          </table:table-cell>
          <table:table-cell table:style-name="Default" table:formula="of:=[.J8]*0.9" office:value-type="float" office:value="0.72414" calcext:value-type="float">
            <text:p>0.72414</text:p>
          </table:table-cell>
          <table:table-cell office:value-type="float" office:value="3" calcext:value-type="float">
            <text:p>3</text:p>
          </table:table-cell>
          <table:table-cell table:formula="of:=[.Z8]/['file:///home/debian/workspaces/Training/Plans/Weekly%20Progression%20Strength/Percantages.ods'#$'1Rm Tables'.$B$34]" office:value-type="float" office:value="0.778645161290323" calcext:value-type="float">
            <text:p>0.778645161290323</text:p>
          </table:table-cell>
          <table:table-cell office:value-type="float" office:value="2" calcext:value-type="float">
            <text:p>2</text:p>
          </table:table-cell>
          <table:table-cell table:formula="of:=[.Z8]*['file:///home/debian/workspaces/Training/Plans/Weekly%20Progression%20Strength/Percantages.ods'#$'1Rm Tables'.B13]" office:value-type="float" office:value="57.9312" calcext:value-type="float">
            <text:p>57.9312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777777777777778" calcext:value-type="float">
            <text:p>0.7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1.5053763440863" calcext:value-type="float">
            <text:p>71.5053763440863</text:p>
          </table:table-cell>
          <table:table-cell table:formula="of:=[.G9]*[.D9]*[.F9]" office:value-type="float" office:value="1430.10752688173" calcext:value-type="float">
            <text:p>1430.11</text:p>
          </table:table-cell>
          <table:table-cell/>
          <table:table-cell table:style-name="ce18" office:value-type="float" office:value="0.754" calcext:value-type="float">
            <text:p>0.75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.837777777777778" calcext:value-type="float">
            <text:p>0.83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77.0215053763444" calcext:value-type="float">
            <text:p>77.0215053763444</text:p>
          </table:table-cell>
          <table:table-cell table:formula="of:=[.N9]*[.K9]*[.M9]" office:value-type="float" office:value="1540.43010752689" calcext:value-type="float">
            <text:p>1540.43</text:p>
          </table:table-cell>
          <table:table-cell/>
          <table:table-cell table:style-name="ce22" office:value-type="float" office:value="0.808" calcext:value-type="float">
            <text:p>0.80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897777777777778" calcext:value-type="float">
            <text:p>0.89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82.5376344086025" calcext:value-type="float">
            <text:p>82.5376344086025</text:p>
          </table:table-cell>
          <table:table-cell table:formula="of:=[.U9]*[.R9]*[.T9]" office:value-type="float" office:value="1650.75268817205" calcext:value-type="float">
            <text:p>1650.75</text:p>
          </table:table-cell>
          <table:table-cell table:number-columns-repeated="2"/>
          <table:table-cell table:formula="of:=[.K9]*[.M9]*0.6" office:value-type="float" office:value="12" calcext:value-type="float">
            <text:p>12</text:p>
          </table:table-cell>
          <table:table-cell table:style-name="Default" table:formula="of:=[.J9]*0.9" office:value-type="float" office:value="0.6786" calcext:value-type="float">
            <text:p>0.6786</text:p>
          </table:table-cell>
          <table:table-cell office:value-type="float" office:value="5" calcext:value-type="float">
            <text:p>5</text:p>
          </table:table-cell>
          <table:table-cell table:formula="of:=[.Z9]/['file:///home/debian/workspaces/Training/Plans/Weekly%20Progression%20Strength/Percantages.ods'#$'1Rm Tables'.$B$36]" office:value-type="float" office:value="0.771136363636364" calcext:value-type="float">
            <text:p>0.771136363636364</text:p>
          </table:table-cell>
          <table:table-cell office:value-type="float" office:value="3" calcext:value-type="float">
            <text:p>3</text:p>
          </table:table-cell>
          <table:table-cell table:formula="of:=[.Z9]*['file:///home/debian/workspaces/Training/Plans/Weekly%20Progression%20Strength/Percantages.ods'#$'1Rm Tables'.B5]" office:value-type="float" office:value="69.31935483871" calcext:value-type="float">
            <text:p>69.31935483871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645161290322581" calcext:value-type="float">
            <text:p>0.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6" calcext:value-type="float">
            <text:p>66</text:p>
          </table:table-cell>
          <table:table-cell table:formula="of:=[.G10]*[.D10]*[.F10]" office:value-type="float" office:value="594" calcext:value-type="float">
            <text:p>594.00</text:p>
          </table:table-cell>
          <table:table-cell/>
          <table:table-cell table:style-name="ce18" office:value-type="float" office:value="0.6558" calcext:value-type="float">
            <text:p>0.655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705161290322581" calcext:value-type="float">
            <text:p>0.705161290322581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float" office:value="72.138" calcext:value-type="float">
            <text:p>72.138</text:p>
          </table:table-cell>
          <table:table-cell table:formula="of:=[.N10]*[.K10]*[.M10]" office:value-type="float" office:value="649.242" calcext:value-type="float">
            <text:p>649.24</text:p>
          </table:table-cell>
          <table:table-cell/>
          <table:table-cell table:style-name="ce22" office:value-type="float" office:value="0.7116" calcext:value-type="float">
            <text:p>0.711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765161290322581" calcext:value-type="float">
            <text:p>0.765161290322581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float" office:value="78.276" calcext:value-type="float">
            <text:p>78.276</text:p>
          </table:table-cell>
          <table:table-cell table:formula="of:=[.U10]*[.R10]*[.T10]" office:value-type="float" office:value="704.484" calcext:value-type="float">
            <text:p>704.48</text:p>
          </table:table-cell>
          <table:table-cell table:number-columns-repeated="2"/>
          <table:table-cell table:formula="of:=[.K10]*[.M10]*0.6" office:value-type="float" office:value="5.4" calcext:value-type="float">
            <text:p>5.4</text:p>
          </table:table-cell>
          <table:table-cell table:style-name="Default" table:formula="of:=[.J10]*0.9" office:value-type="float" office:value="0.59022" calcext:value-type="float">
            <text:p>0.59022</text:p>
          </table:table-cell>
          <table:table-cell office:value-type="float" office:value="3" calcext:value-type="float">
            <text:p>3</text:p>
          </table:table-cell>
          <table:table-cell table:formula="of:=[.Z10]/['file:///home/debian/workspaces/Training/Plans/Weekly%20Progression%20Strength/Percantages.ods'#$'1Rm Tables'.$B$34]" office:value-type="float" office:value="0.634645161290323" calcext:value-type="float">
            <text:p>0.634645161290323</text:p>
          </table:table-cell>
          <table:table-cell office:value-type="float" office:value="2" calcext:value-type="float">
            <text:p>2</text:p>
          </table:table-cell>
          <table:table-cell table:formula="of:=[.Z10]*['file:///home/debian/workspaces/Training/Plans/Weekly%20Progression%20Strength/Percantages.ods'#$'1Rm Tables'.B11]" office:value-type="float" office:value="64.9242" calcext:value-type="float">
            <text:p>64.9242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 table:formula="of:=[.G11]*[.D11]*[.F11]" office:value-type="float" office:value="778.14" calcext:value-type="float">
            <text:p>778.14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0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 table:formula="of:=[.N11]*[.K11]*[.M11]" office:value-type="float" office:value="796.554" calcext:value-type="float">
            <text:p>796.55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10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  <table:table-cell table:formula="of:=[.U11]*[.R11]*[.T11]" office:value-type="float" office:value="814.968" calcext:value-type="float">
            <text:p>814.97</text:p>
          </table:table-cell>
          <table:table-cell table:number-columns-repeated="2"/>
          <table:table-cell table:formula="of:=[.K11]*[.M11]*0.6" office:value-type="float" office:value="5.4" calcext:value-type="float">
            <text:p>5.4</text:p>
          </table:table-cell>
          <table:table-cell table:style-name="Default" table:formula="of:=[.J11]*0.9" office:value-type="float" office:value="0.72414" calcext:value-type="float">
            <text:p>0.72414</text:p>
          </table:table-cell>
          <table:table-cell office:value-type="float" office:value="3" calcext:value-type="float">
            <text:p>3</text:p>
          </table:table-cell>
          <table:table-cell table:formula="of:=[.Z11]/['file:///home/debian/workspaces/Training/Plans/Weekly%20Progression%20Strength/Percantages.ods'#$'1Rm Tables'.$B$34]" office:value-type="float" office:value="0.778645161290323" calcext:value-type="float">
            <text:p>0.778645161290323</text:p>
          </table:table-cell>
          <table:table-cell office:value-type="float" office:value="2" calcext:value-type="float">
            <text:p>2</text:p>
          </table:table-cell>
          <table:table-cell table:formula="of:=[.Z11]*['file:///home/debian/workspaces/Training/Plans/Weekly%20Progression%20Strength/Percantages.ods'#$'1Rm Tables'.B11]" office:value-type="float" office:value="79.6554" calcext:value-type="float">
            <text:p>79.6554</text:p>
          </table:table-cell>
          <table:table-cell table:number-columns-repeated="994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2]*[.D12]*[.F1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2]*[.K12]*[.M1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2]*[.R12]*[.T12]" office:value-type="float" office:value="0" calcext:value-type="float">
            <text:p>0.00</text:p>
          </table:table-cell>
          <table:table-cell table:number-columns-repeated="2"/>
          <table:table-cell table:formula="of:=[.K12]*[.M12]*0.6" office:value-type="float" office:value="0" calcext:value-type="float">
            <text:p>0</text:p>
          </table:table-cell>
          <table:table-cell table:style-name="Default" table:formula="of:=[.J1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3]*[.D13]*[.F1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3]*[.K13]*[.M1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3]*[.R13]*[.T13]" office:value-type="float" office:value="0" calcext:value-type="float">
            <text:p>0.00</text:p>
          </table:table-cell>
          <table:table-cell table:number-columns-repeated="2"/>
          <table:table-cell table:formula="of:=[.K13]*[.M13]*0.6" office:value-type="float" office:value="0" calcext:value-type="float">
            <text:p>0</text:p>
          </table:table-cell>
          <table:table-cell table:style-name="Default" table:formula="of:=[.J1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4]*[.D14]*[.F1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4]*[.K14]*[.M1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4]*[.R14]*[.T14]" office:value-type="float" office:value="0" calcext:value-type="float">
            <text:p>0.00</text:p>
          </table:table-cell>
          <table:table-cell table:number-columns-repeated="2"/>
          <table:table-cell table:formula="of:=[.K14]*[.M14]*0.6" office:value-type="float" office:value="0" calcext:value-type="float">
            <text:p>0</text:p>
          </table:table-cell>
          <table:table-cell table:style-name="Default" table:formula="of:=[.J1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5]*[.D15]*[.F1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5]*[.K15]*[.M1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5]*[.R15]*[.T15]" office:value-type="float" office:value="0" calcext:value-type="float">
            <text:p>0.00</text:p>
          </table:table-cell>
          <table:table-cell table:number-columns-repeated="2"/>
          <table:table-cell table:formula="of:=[.K15]*[.M15]*0.6" office:value-type="float" office:value="0" calcext:value-type="float">
            <text:p>0</text:p>
          </table:table-cell>
          <table:table-cell table:style-name="Default" table:formula="of:=[.J1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6]*[.D16]*[.F1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6]*[.K16]*[.M1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6]*[.R16]*[.T16]" office:value-type="float" office:value="0" calcext:value-type="float">
            <text:p>0.00</text:p>
          </table:table-cell>
          <table:table-cell table:number-columns-repeated="2"/>
          <table:table-cell table:formula="of:=[.K16]*[.M16]*0.6" office:value-type="float" office:value="0" calcext:value-type="float">
            <text:p>0</text:p>
          </table:table-cell>
          <table:table-cell table:style-name="Default" table:formula="of:=[.J1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17]*[.D17]*[.F17]" office:value-type="float" office:value="0" calcext:value-type="float">
            <text:p>0.00</text:p>
          </table:table-cell>
          <table:table-cell table:number-columns-repeated="6"/>
          <table:table-cell table:formula="of:=[.N17]*[.K17]*[.M17]" office:value-type="float" office:value="0" calcext:value-type="float">
            <text:p>0.00</text:p>
          </table:table-cell>
          <table:table-cell table:number-columns-repeated="6"/>
          <table:table-cell table:formula="of:=[.U17]*[.R17]*[.T17]" office:value-type="float" office:value="0" calcext:value-type="float">
            <text:p>0.00</text:p>
          </table:table-cell>
          <table:table-cell table:number-columns-repeated="2"/>
          <table:table-cell table:formula="of:=[.K17]*[.M17]*0.6" office:value-type="float" office:value="0" calcext:value-type="float">
            <text:p>0</text:p>
          </table:table-cell>
          <table:table-cell table:style-name="Default" table:formula="of:=[.J1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18]*[.D18]*[.F18]" office:value-type="float" office:value="0" calcext:value-type="float">
            <text:p>0.00</text:p>
          </table:table-cell>
          <table:table-cell table:number-columns-repeated="6"/>
          <table:table-cell table:formula="of:=[.N18]*[.K18]*[.M18]" office:value-type="float" office:value="0" calcext:value-type="float">
            <text:p>0.00</text:p>
          </table:table-cell>
          <table:table-cell table:number-columns-repeated="6"/>
          <table:table-cell table:formula="of:=[.U18]*[.R18]*[.T18]" office:value-type="float" office:value="0" calcext:value-type="float">
            <text:p>0.00</text:p>
          </table:table-cell>
          <table:table-cell table:number-columns-repeated="2"/>
          <table:table-cell table:formula="of:=[.K18]*[.M18]*0.6" office:value-type="float" office:value="0" calcext:value-type="float">
            <text:p>0</text:p>
          </table:table-cell>
          <table:table-cell table:style-name="Default" table:formula="of:=[.J1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table:style-name="ce5"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19]*[.M19]*0.6" office:value-type="string" office:string-value="" calcext:value-type="error">
            <text:p>#VALUE!</text:p>
          </table:table-cell>
          <table:table-cell table:style-name="Default" table:formula="of:=[.J19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 table:formula="of:=[.G20]*[.D20]*[.F20]" office:value-type="float" office:value="2921.625" calcext:value-type="float">
            <text:p>2921.63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 table:formula="of:=[.N20]*[.K20]*[.M20]" office:value-type="float" office:value="2701.84090909091" calcext:value-type="float">
            <text:p>2701.84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  <table:table-cell table:formula="of:=[.U20]*[.R20]*[.T20]" office:value-type="float" office:value="2367.27272727273" calcext:value-type="float">
            <text:p>2367.27</text:p>
          </table:table-cell>
          <table:table-cell table:number-columns-repeated="2"/>
          <table:table-cell table:formula="of:=[.K20]*[.M20]*0.6" office:value-type="float" office:value="10.8" calcext:value-type="float">
            <text:p>10.8</text:p>
          </table:table-cell>
          <table:table-cell table:style-name="Default" table:formula="of:=[.J20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20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20]*['file:///home/debian/workspaces/Training/Plans/Weekly%20Progression%20Strength/Percantages.ods'#$'1Rm Tables'.B4]" office:value-type="float" office:value="135.092045454545" calcext:value-type="float">
            <text:p>135.092045454545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 table:formula="of:=[.G21]*[.D21]*[.F21]" office:value-type="float" office:value="1341.41935483871" calcext:value-type="float">
            <text:p>1341.42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 table:formula="of:=[.N21]*[.K21]*[.M21]" office:value-type="float" office:value="1130.70967741935" calcext:value-type="float">
            <text:p>1130.71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  <table:table-cell table:formula="of:=[.U21]*[.R21]*[.T21]" office:value-type="float" office:value="1193.92258064516" calcext:value-type="float">
            <text:p>1193.92</text:p>
          </table:table-cell>
          <table:table-cell table:number-columns-repeated="2"/>
          <table:table-cell table:formula="of:=[.K21]*[.M21]*0.6" office:value-type="float" office:value="7.2" calcext:value-type="float">
            <text:p>7.2</text:p>
          </table:table-cell>
          <table:table-cell table:style-name="Default" table:formula="of:=[.J21]*0.9" office:value-type="float" office:value="0.6858" calcext:value-type="float">
            <text:p>0.6858</text:p>
          </table:table-cell>
          <table:table-cell office:value-type="float" office:value="4" calcext:value-type="float">
            <text:p>4</text:p>
          </table:table-cell>
          <table:table-cell table:formula="of:=[.Z21]/['file:///home/debian/workspaces/Training/Plans/Weekly%20Progression%20Strength/Percantages.ods'#$'1Rm Tables'.$B$35]" office:value-type="float" office:value="0.762" calcext:value-type="float">
            <text:p>0.762</text:p>
          </table:table-cell>
          <table:table-cell office:value-type="float" office:value="2" calcext:value-type="float">
            <text:p>2</text:p>
          </table:table-cell>
          <table:table-cell table:formula="of:=[.Z21]*['file:///home/debian/workspaces/Training/Plans/Weekly%20Progression%20Strength/Percantages.ods'#$'1Rm Tables'.B12]" office:value-type="float" office:value="84.8032258064519" calcext:value-type="float">
            <text:p>84.8032258064519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 table:formula="of:=[.G22]*[.D22]*[.F22]" office:value-type="float" office:value="1195.61290322581" calcext:value-type="float">
            <text:p>1195.61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 table:formula="of:=[.N22]*[.K22]*[.M22]" office:value-type="float" office:value="1007.8064516129" calcext:value-type="float">
            <text:p>1007.81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  <table:table-cell table:formula="of:=[.U22]*[.R22]*[.T22]" office:value-type="float" office:value="1064.14838709677" calcext:value-type="float">
            <text:p>1064.15</text:p>
          </table:table-cell>
          <table:table-cell table:number-columns-repeated="2"/>
          <table:table-cell table:formula="of:=[.K22]*[.M22]*0.6" office:value-type="float" office:value="7.2" calcext:value-type="float">
            <text:p>7.2</text:p>
          </table:table-cell>
          <table:table-cell table:style-name="Default" table:formula="of:=[.J22]*0.9" office:value-type="float" office:value="0.6858" calcext:value-type="float">
            <text:p>0.6858</text:p>
          </table:table-cell>
          <table:table-cell office:value-type="float" office:value="4" calcext:value-type="float">
            <text:p>4</text:p>
          </table:table-cell>
          <table:table-cell table:formula="of:=[.Z22]/['file:///home/debian/workspaces/Training/Plans/Weekly%20Progression%20Strength/Percantages.ods'#$'1Rm Tables'.$B$35]" office:value-type="float" office:value="0.762" calcext:value-type="float">
            <text:p>0.762</text:p>
          </table:table-cell>
          <table:table-cell office:value-type="float" office:value="2" calcext:value-type="float">
            <text:p>2</text:p>
          </table:table-cell>
          <table:table-cell table:formula="of:=[.Z22]*['file:///home/debian/workspaces/Training/Plans/Weekly%20Progression%20Strength/Percantages.ods'#$'1Rm Tables'.B14]" office:value-type="float" office:value="75.5854838709679" calcext:value-type="float">
            <text:p>75.5854838709679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 table:formula="of:=[.G23]*[.D23]*[.F23]" office:value-type="float" office:value="3255.525" calcext:value-type="float">
            <text:p>3255.53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 table:formula="of:=[.N23]*[.K23]*[.M23]" office:value-type="float" office:value="3010.62272727272" calcext:value-type="float">
            <text:p>3010.62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  <table:table-cell table:formula="of:=[.U23]*[.R23]*[.T23]" office:value-type="float" office:value="2637.81818181817" calcext:value-type="float">
            <text:p>2637.82</text:p>
          </table:table-cell>
          <table:table-cell table:number-columns-repeated="2"/>
          <table:table-cell table:formula="of:=[.K23]*[.M23]*0.6" office:value-type="float" office:value="10.8" calcext:value-type="float">
            <text:p>10.8</text:p>
          </table:table-cell>
          <table:table-cell table:style-name="Default" table:formula="of:=[.J23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23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23]*['file:///home/debian/workspaces/Training/Plans/Weekly%20Progression%20Strength/Percantages.ods'#$'1Rm Tables'.B24]" office:value-type="float" office:value="150.531136363636" calcext:value-type="float">
            <text:p>150.531136363636</text:p>
          </table:table-cell>
          <table:table-cell table:number-columns-repeated="994"/>
        </table:table-row>
        <table:table-row table:style-name="ro1">
          <table:table-cell/>
          <table:table-cell table:style-name="ce9"/>
          <table:table-cell table:number-columns-repeated="5"/>
          <table:table-cell table:formula="of:=[.G24]*[.D24]*[.F2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4]*[.K24]*[.M2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4]*[.R24]*[.T24]" office:value-type="float" office:value="0" calcext:value-type="float">
            <text:p>0.00</text:p>
          </table:table-cell>
          <table:table-cell table:number-columns-repeated="2"/>
          <table:table-cell table:formula="of:=[.K24]*[.M24]*0.6" office:value-type="float" office:value="0" calcext:value-type="float">
            <text:p>0</text:p>
          </table:table-cell>
          <table:table-cell table:style-name="Default" table:formula="of:=[.J2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5]*[.D25]*[.F2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5]*[.K25]*[.M2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5]*[.R25]*[.T25]" office:value-type="float" office:value="0" calcext:value-type="float">
            <text:p>0.00</text:p>
          </table:table-cell>
          <table:table-cell table:number-columns-repeated="2"/>
          <table:table-cell table:formula="of:=[.K25]*[.M25]*0.6" office:value-type="float" office:value="0" calcext:value-type="float">
            <text:p>0</text:p>
          </table:table-cell>
          <table:table-cell table:style-name="Default" table:formula="of:=[.J2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number-columns-repeated="5"/>
          <table:table-cell table:formula="of:=[.G26]*[.D26]*[.F2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6]*[.K26]*[.M2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6]*[.R26]*[.T26]" office:value-type="float" office:value="0" calcext:value-type="float">
            <text:p>0.00</text:p>
          </table:table-cell>
          <table:table-cell table:number-columns-repeated="2"/>
          <table:table-cell table:formula="of:=[.K26]*[.M26]*0.6" office:value-type="float" office:value="0" calcext:value-type="float">
            <text:p>0</text:p>
          </table:table-cell>
          <table:table-cell table:style-name="Default" table:formula="of:=[.J2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7]*[.D27]*[.F2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7]*[.K27]*[.M2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7]*[.R27]*[.T27]" office:value-type="float" office:value="0" calcext:value-type="float">
            <text:p>0.00</text:p>
          </table:table-cell>
          <table:table-cell table:number-columns-repeated="2"/>
          <table:table-cell table:formula="of:=[.K27]*[.M27]*0.6" office:value-type="float" office:value="0" calcext:value-type="float">
            <text:p>0</text:p>
          </table:table-cell>
          <table:table-cell table:style-name="Default" table:formula="of:=[.J2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8]*[.D28]*[.F2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8]*[.K28]*[.M2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8]*[.R28]*[.T28]" office:value-type="float" office:value="0" calcext:value-type="float">
            <text:p>0.00</text:p>
          </table:table-cell>
          <table:table-cell table:number-columns-repeated="2"/>
          <table:table-cell table:formula="of:=[.K28]*[.M28]*0.6" office:value-type="float" office:value="0" calcext:value-type="float">
            <text:p>0</text:p>
          </table:table-cell>
          <table:table-cell table:style-name="Default" table:formula="of:=[.J2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9]*[.D29]*[.F2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9]*[.K29]*[.M2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9]*[.R29]*[.T29]" office:value-type="float" office:value="0" calcext:value-type="float">
            <text:p>0.00</text:p>
          </table:table-cell>
          <table:table-cell table:number-columns-repeated="2"/>
          <table:table-cell table:formula="of:=[.K29]*[.M29]*0.6" office:value-type="float" office:value="0" calcext:value-type="float">
            <text:p>0</text:p>
          </table:table-cell>
          <table:table-cell table:style-name="Default" table:formula="of:=[.J2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30]*[.D30]*[.F3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0]*[.K30]*[.M3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0]*[.R30]*[.T30]" office:value-type="float" office:value="0" calcext:value-type="float">
            <text:p>0.00</text:p>
          </table:table-cell>
          <table:table-cell table:number-columns-repeated="2"/>
          <table:table-cell table:formula="of:=[.K30]*[.M30]*0.6" office:value-type="float" office:value="0" calcext:value-type="float">
            <text:p>0</text:p>
          </table:table-cell>
          <table:table-cell table:style-name="Default" table:formula="of:=[.J3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31]*[.D31]*[.F31]" office:value-type="float" office:value="0" calcext:value-type="float">
            <text:p>0.00</text:p>
          </table:table-cell>
          <table:table-cell table:number-columns-repeated="6"/>
          <table:table-cell table:formula="of:=[.N31]*[.K31]*[.M31]" office:value-type="float" office:value="0" calcext:value-type="float">
            <text:p>0.00</text:p>
          </table:table-cell>
          <table:table-cell table:number-columns-repeated="6"/>
          <table:table-cell table:formula="of:=[.U31]*[.R31]*[.T31]" office:value-type="float" office:value="0" calcext:value-type="float">
            <text:p>0.00</text:p>
          </table:table-cell>
          <table:table-cell table:number-columns-repeated="2"/>
          <table:table-cell table:formula="of:=[.K31]*[.M31]*0.6" office:value-type="float" office:value="0" calcext:value-type="float">
            <text:p>0</text:p>
          </table:table-cell>
          <table:table-cell table:style-name="Default" table:formula="of:=[.J3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32]*[.D32]*[.F32]" office:value-type="float" office:value="0" calcext:value-type="float">
            <text:p>0.00</text:p>
          </table:table-cell>
          <table:table-cell table:number-columns-repeated="6"/>
          <table:table-cell table:formula="of:=[.N32]*[.K32]*[.M32]" office:value-type="float" office:value="0" calcext:value-type="float">
            <text:p>0.00</text:p>
          </table:table-cell>
          <table:table-cell table:number-columns-repeated="6"/>
          <table:table-cell table:formula="of:=[.U32]*[.R32]*[.T32]" office:value-type="float" office:value="0" calcext:value-type="float">
            <text:p>0.00</text:p>
          </table:table-cell>
          <table:table-cell table:number-columns-repeated="2"/>
          <table:table-cell table:formula="of:=[.K32]*[.M32]*0.6" office:value-type="float" office:value="0" calcext:value-type="float">
            <text:p>0</text:p>
          </table:table-cell>
          <table:table-cell table:style-name="Default" table:formula="of:=[.J3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33]*[.M33]*0.6" office:value-type="string" office:string-value="" calcext:value-type="error">
            <text:p>#VALUE!</text:p>
          </table:table-cell>
          <table:table-cell table:style-name="Default" table:formula="of:=[.J33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 table:formula="of:=[.G34]*[.D34]*[.F34]" office:value-type="float" office:value="2244.54999999999" calcext:value-type="float">
            <text:p>2244.55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 table:formula="of:=[.N34]*[.K34]*[.M34]" office:value-type="float" office:value="2075.70000000001" calcext:value-type="float">
            <text:p>2075.70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  <table:table-cell table:formula="of:=[.U34]*[.R34]*[.T34]" office:value-type="float" office:value="1818.66666666666" calcext:value-type="float">
            <text:p>1818.67</text:p>
          </table:table-cell>
          <table:table-cell table:number-columns-repeated="2"/>
          <table:table-cell table:formula="of:=[.K34]*[.M34]*0.6" office:value-type="float" office:value="10.8" calcext:value-type="float">
            <text:p>10.8</text:p>
          </table:table-cell>
          <table:table-cell table:style-name="Default" table:formula="of:=[.J34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34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34]*['file:///home/debian/workspaces/Training/Plans/Weekly%20Progression%20Strength/Percantages.ods'#$'1Rm Tables'.B9]" office:value-type="float" office:value="103.785" calcext:value-type="float">
            <text:p>103.785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 table:formula="of:=[.G35]*[.D35]*[.F35]" office:value-type="float" office:value="2053.66451612903" calcext:value-type="float">
            <text:p>2053.66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 table:formula="of:=[.N35]*[.K35]*[.M35]" office:value-type="float" office:value="1899.17419354839" calcext:value-type="float">
            <text:p>1899.17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  <table:table-cell table:formula="of:=[.U35]*[.R35]*[.T35]" office:value-type="float" office:value="1663.99999999999" calcext:value-type="float">
            <text:p>1664.00</text:p>
          </table:table-cell>
          <table:table-cell table:number-columns-repeated="2"/>
          <table:table-cell table:formula="of:=[.K35]*[.M35]*0.6" office:value-type="float" office:value="10.8" calcext:value-type="float">
            <text:p>10.8</text:p>
          </table:table-cell>
          <table:table-cell table:style-name="Default" table:formula="of:=[.J35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35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35]*['file:///home/debian/workspaces/Training/Plans/Weekly%20Progression%20Strength/Percantages.ods'#$'1Rm Tables'.B10]" office:value-type="float" office:value="94.9587096774193" calcext:value-type="float">
            <text:p>94.9587096774193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 table:formula="of:=[.G36]*[.D36]*[.F36]" office:value-type="float" office:value="2020.095" calcext:value-type="float">
            <text:p>2020.10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 table:formula="of:=[.N36]*[.K36]*[.M36]" office:value-type="float" office:value="1868.13" calcext:value-type="float">
            <text:p>1868.13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  <table:table-cell table:formula="of:=[.U36]*[.R36]*[.T36]" office:value-type="float" office:value="1636.8" calcext:value-type="float">
            <text:p>1636.80</text:p>
          </table:table-cell>
          <table:table-cell table:number-columns-repeated="2"/>
          <table:table-cell table:formula="of:=[.K36]*[.M36]*0.6" office:value-type="float" office:value="10.8" calcext:value-type="float">
            <text:p>10.8</text:p>
          </table:table-cell>
          <table:table-cell table:style-name="Default" table:formula="of:=[.J36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36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36]*['file:///home/debian/workspaces/Training/Plans/Weekly%20Progression%20Strength/Percantages.ods'#$'1Rm Tables'.C9]" office:value-type="float" office:value="93.4065000000001" calcext:value-type="float">
            <text:p>93.4065000000001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 table:formula="of:=[.G37]*[.D37]*[.F37]" office:value-type="float" office:value="994.399999999999" calcext:value-type="float">
            <text:p>994.40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 table:formula="of:=[.N37]*[.K37]*[.M37]" office:value-type="float" office:value="838.2" calcext:value-type="float">
            <text:p>838.20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  <table:table-cell table:formula="of:=[.U37]*[.R37]*[.T37]" office:value-type="float" office:value="885.06" calcext:value-type="float">
            <text:p>885.06</text:p>
          </table:table-cell>
          <table:table-cell table:number-columns-repeated="2"/>
          <table:table-cell table:formula="of:=[.K37]*[.M37]*0.6" office:value-type="float" office:value="7.2" calcext:value-type="float">
            <text:p>7.2</text:p>
          </table:table-cell>
          <table:table-cell table:style-name="Default" table:formula="of:=[.J37]*0.9" office:value-type="float" office:value="0.6858" calcext:value-type="float">
            <text:p>0.6858</text:p>
          </table:table-cell>
          <table:table-cell office:value-type="float" office:value="3" calcext:value-type="float">
            <text:p>3</text:p>
          </table:table-cell>
          <table:table-cell table:formula="of:=[.Z37]/['file:///home/debian/workspaces/Training/Plans/Weekly%20Progression%20Strength/Percantages.ods'#$'1Rm Tables'.B34]" office:value-type="float" office:value="0.73741935483871" calcext:value-type="float">
            <text:p>0.73741935483871</text:p>
          </table:table-cell>
          <table:table-cell office:value-type="float" office:value="2" calcext:value-type="float">
            <text:p>2</text:p>
          </table:table-cell>
          <table:table-cell table:formula="of:=[.Z37]*['file:///home/debian/workspaces/Training/Plans/Weekly%20Progression%20Strength/Percantages.ods'#$'1Rm Tables'.B8]" office:value-type="float" office:value="62.865" calcext:value-type="float">
            <text:p>62.865</text:p>
          </table:table-cell>
          <table:table-cell table:number-columns-repeated="994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38]*[.D38]*[.F3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8]*[.K38]*[.M3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8]*[.R38]*[.T38]" office:value-type="float" office:value="0" calcext:value-type="float">
            <text:p>0.00</text:p>
          </table:table-cell>
          <table:table-cell table:number-columns-repeated="2"/>
          <table:table-cell table:formula="of:=[.K38]*[.M38]*0.6" office:value-type="float" office:value="0" calcext:value-type="float">
            <text:p>0</text:p>
          </table:table-cell>
          <table:table-cell table:style-name="Default" table:formula="of:=[.J3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39]*[.D39]*[.F3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9]*[.K39]*[.M3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9]*[.R39]*[.T39]" office:value-type="float" office:value="0" calcext:value-type="float">
            <text:p>0.00</text:p>
          </table:table-cell>
          <table:table-cell table:number-columns-repeated="2"/>
          <table:table-cell table:formula="of:=[.K39]*[.M39]*0.6" office:value-type="float" office:value="0" calcext:value-type="float">
            <text:p>0</text:p>
          </table:table-cell>
          <table:table-cell table:style-name="Default" table:formula="of:=[.J3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0]*[.D40]*[.F4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0]*[.K40]*[.M4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0]*[.R40]*[.T40]" office:value-type="float" office:value="0" calcext:value-type="float">
            <text:p>0.00</text:p>
          </table:table-cell>
          <table:table-cell table:number-columns-repeated="2"/>
          <table:table-cell table:formula="of:=[.K40]*[.M40]*0.6" office:value-type="float" office:value="0" calcext:value-type="float">
            <text:p>0</text:p>
          </table:table-cell>
          <table:table-cell table:style-name="Default" table:formula="of:=[.J4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1]*[.D41]*[.F4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1]*[.K41]*[.M4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1]*[.R41]*[.T41]" office:value-type="float" office:value="0" calcext:value-type="float">
            <text:p>0.00</text:p>
          </table:table-cell>
          <table:table-cell table:number-columns-repeated="2"/>
          <table:table-cell table:formula="of:=[.K41]*[.M41]*0.6" office:value-type="float" office:value="0" calcext:value-type="float">
            <text:p>0</text:p>
          </table:table-cell>
          <table:table-cell table:style-name="Default" table:formula="of:=[.J4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2]*[.D42]*[.F4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2]*[.K42]*[.M4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2]*[.R42]*[.T42]" office:value-type="float" office:value="0" calcext:value-type="float">
            <text:p>0.00</text:p>
          </table:table-cell>
          <table:table-cell table:number-columns-repeated="2"/>
          <table:table-cell table:formula="of:=[.K42]*[.M42]*0.6" office:value-type="float" office:value="0" calcext:value-type="float">
            <text:p>0</text:p>
          </table:table-cell>
          <table:table-cell table:style-name="Default" table:formula="of:=[.J4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3]*[.D43]*[.F4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3]*[.K43]*[.M4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3]*[.R43]*[.T43]" office:value-type="float" office:value="0" calcext:value-type="float">
            <text:p>0.00</text:p>
          </table:table-cell>
          <table:table-cell table:number-columns-repeated="2"/>
          <table:table-cell table:formula="of:=[.K43]*[.M43]*0.6" office:value-type="float" office:value="0" calcext:value-type="float">
            <text:p>0</text:p>
          </table:table-cell>
          <table:table-cell table:style-name="Default" table:formula="of:=[.J4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4]*[.D44]*[.F4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4]*[.K44]*[.M4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4]*[.R44]*[.T44]" office:value-type="float" office:value="0" calcext:value-type="float">
            <text:p>0.00</text:p>
          </table:table-cell>
          <table:table-cell table:number-columns-repeated="2"/>
          <table:table-cell table:formula="of:=[.K44]*[.M44]*0.6" office:value-type="float" office:value="0" calcext:value-type="float">
            <text:p>0</text:p>
          </table:table-cell>
          <table:table-cell table:style-name="Default" table:formula="of:=[.J4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45]*[.D45]*[.F45]" office:value-type="float" office:value="0" calcext:value-type="float">
            <text:p>0.00</text:p>
          </table:table-cell>
          <table:table-cell table:number-columns-repeated="6"/>
          <table:table-cell table:formula="of:=[.N45]*[.K45]*[.M45]" office:value-type="float" office:value="0" calcext:value-type="float">
            <text:p>0.00</text:p>
          </table:table-cell>
          <table:table-cell table:number-columns-repeated="6"/>
          <table:table-cell table:formula="of:=[.U45]*[.R45]*[.T45]" office:value-type="float" office:value="0" calcext:value-type="float">
            <text:p>0.00</text:p>
          </table:table-cell>
          <table:table-cell table:number-columns-repeated="2"/>
          <table:table-cell table:formula="of:=[.K45]*[.M45]*0.6" office:value-type="float" office:value="0" calcext:value-type="float">
            <text:p>0</text:p>
          </table:table-cell>
          <table:table-cell table:style-name="Default" table:formula="of:=[.J4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46]*[.D46]*[.F46]" office:value-type="float" office:value="0" calcext:value-type="float">
            <text:p>0.00</text:p>
          </table:table-cell>
          <table:table-cell table:number-columns-repeated="6"/>
          <table:table-cell table:formula="of:=[.N46]*[.K46]*[.M46]" office:value-type="float" office:value="0" calcext:value-type="float">
            <text:p>0.00</text:p>
          </table:table-cell>
          <table:table-cell table:number-columns-repeated="6"/>
          <table:table-cell table:formula="of:=[.U46]*[.R46]*[.T46]" office:value-type="float" office:value="0" calcext:value-type="float">
            <text:p>0.00</text:p>
          </table:table-cell>
          <table:table-cell table:number-columns-repeated="2"/>
          <table:table-cell table:formula="of:=[.K46]*[.M46]*0.6" office:value-type="float" office:value="0" calcext:value-type="float">
            <text:p>0</text:p>
          </table:table-cell>
          <table:table-cell table:style-name="Default" table:formula="of:=[.J4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47]*[.M47]*0.6" office:value-type="string" office:string-value="" calcext:value-type="error">
            <text:p>#VALUE!</text:p>
          </table:table-cell>
          <table:table-cell table:style-name="Default" table:formula="of:=[.J47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 table:formula="of:=[.G48]*[.D48]*[.F48]" office:value-type="float" office:value="758.193548387097" calcext:value-type="float">
            <text:p>758.19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 table:formula="of:=[.N48]*[.K48]*[.M48]" office:value-type="float" office:value="639.096774193548" calcext:value-type="float">
            <text:p>639.10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  <table:table-cell table:formula="of:=[.U48]*[.R48]*[.T48]" office:value-type="float" office:value="674.825806451612" calcext:value-type="float">
            <text:p>674.83</text:p>
          </table:table-cell>
          <table:table-cell table:number-columns-repeated="2"/>
          <table:table-cell table:formula="of:=[.K48]*[.M48]*0.6" office:value-type="float" office:value="7.2" calcext:value-type="float">
            <text:p>7.2</text:p>
          </table:table-cell>
          <table:table-cell table:style-name="Default" table:formula="of:=[.J48]*0.9" office:value-type="float" office:value="0.6858" calcext:value-type="float">
            <text:p>0.6858</text:p>
          </table:table-cell>
          <table:table-cell office:value-type="float" office:value="3" calcext:value-type="float">
            <text:p>3</text:p>
          </table:table-cell>
          <table:table-cell table:formula="of:=[.Z48]/['file:///home/debian/workspaces/Training/Plans/Weekly%20Progression%20Strength/Percantages.ods'#$'1Rm Tables'.$B$34]" office:value-type="float" office:value="0.73741935483871" calcext:value-type="float">
            <text:p>0.73741935483871</text:p>
          </table:table-cell>
          <table:table-cell office:value-type="float" office:value="2" calcext:value-type="float">
            <text:p>2</text:p>
          </table:table-cell>
          <table:table-cell table:formula="of:=[.Z48]*['file:///home/debian/workspaces/Training/Plans/Weekly%20Progression%20Strength/Percantages.ods'#$'1Rm Tables'.B7]" office:value-type="float" office:value="47.9322580645162" calcext:value-type="float">
            <text:p>47.9322580645162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6" calcext:value-type="float">
            <text:p>6</text:p>
          </table:table-cell>
          <table:table-cell table:style-name="ce15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 table:formula="of:=[.G49]*[.D49]*[.F49]" office:value-type="float" office:value="1694.8125" calcext:value-type="float">
            <text:p>1694.81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7" office:value-type="float" office:value="6" calcext:value-type="float">
            <text:p>6</text:p>
          </table:table-cell>
          <table:table-cell table:style-name="ce20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 table:formula="of:=[.N49]*[.K49]*[.M49]" office:value-type="float" office:value="1734.91875" calcext:value-type="float">
            <text:p>1734.92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21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  <table:table-cell table:formula="of:=[.U49]*[.R49]*[.T49]" office:value-type="float" office:value="1479.1875" calcext:value-type="float">
            <text:p>1479.19</text:p>
          </table:table-cell>
          <table:table-cell table:number-columns-repeated="2"/>
          <table:table-cell table:formula="of:=[.K49]*[.M49]*0.6" office:value-type="float" office:value="10.8" calcext:value-type="float">
            <text:p>10.8</text:p>
          </table:table-cell>
          <table:table-cell table:style-name="Default" table:formula="of:=[.J49]*0.9" office:value-type="float" office:value="0.72414" calcext:value-type="float">
            <text:p>0.72414</text:p>
          </table:table-cell>
          <table:table-cell office:value-type="float" office:value="3" calcext:value-type="float">
            <text:p>3</text:p>
          </table:table-cell>
          <table:table-cell table:formula="of:=[.Z49]/['file:///home/debian/workspaces/Training/Plans/Weekly%20Progression%20Strength/Percantages.ods'#$'1Rm Tables'.$B$34]" office:value-type="float" office:value="0.778645161290323" calcext:value-type="float">
            <text:p>0.778645161290323</text:p>
          </table:table-cell>
          <table:table-cell office:value-type="float" office:value="3" calcext:value-type="float">
            <text:p>3</text:p>
          </table:table-cell>
          <table:table-cell table:formula="of:=[.Z49]*['file:///home/debian/workspaces/Training/Plans/Weekly%20Progression%20Strength/Percantages.ods'#$'1Rm Tables'.B6]" office:value-type="float" office:value="86.7459375000002" calcext:value-type="float">
            <text:p>86.7459375000002</text:p>
          </table:table-cell>
          <table:table-cell table:number-columns-repeated="994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0]*[.D50]*[.F5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0]*[.K50]*[.M5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0]*[.R50]*[.T50]" office:value-type="float" office:value="0" calcext:value-type="float">
            <text:p>0.00</text:p>
          </table:table-cell>
          <table:table-cell table:number-columns-repeated="2"/>
          <table:table-cell table:formula="of:=[.K50]*[.M50]*0.6" office:value-type="float" office:value="0" calcext:value-type="float">
            <text:p>0</text:p>
          </table:table-cell>
          <table:table-cell table:style-name="Default" table:formula="of:=[.J5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1]*[.D51]*[.F5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1]*[.K51]*[.M5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1]*[.R51]*[.T51]" office:value-type="float" office:value="0" calcext:value-type="float">
            <text:p>0.00</text:p>
          </table:table-cell>
          <table:table-cell table:number-columns-repeated="2"/>
          <table:table-cell table:formula="of:=[.K51]*[.M51]*0.6" office:value-type="float" office:value="0" calcext:value-type="float">
            <text:p>0</text:p>
          </table:table-cell>
          <table:table-cell table:style-name="Default" table:formula="of:=[.J5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2]*[.D52]*[.F5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2]*[.K52]*[.M5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2]*[.R52]*[.T52]" office:value-type="float" office:value="0" calcext:value-type="float">
            <text:p>0.00</text:p>
          </table:table-cell>
          <table:table-cell table:number-columns-repeated="2"/>
          <table:table-cell table:formula="of:=[.K52]*[.M52]*0.6" office:value-type="float" office:value="0" calcext:value-type="float">
            <text:p>0</text:p>
          </table:table-cell>
          <table:table-cell table:style-name="Default" table:formula="of:=[.J5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3]*[.D53]*[.F5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3]*[.K53]*[.M5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3]*[.R53]*[.T53]" office:value-type="float" office:value="0" calcext:value-type="float">
            <text:p>0.00</text:p>
          </table:table-cell>
          <table:table-cell table:number-columns-repeated="2"/>
          <table:table-cell table:formula="of:=[.K53]*[.M53]*0.6" office:value-type="float" office:value="0" calcext:value-type="float">
            <text:p>0</text:p>
          </table:table-cell>
          <table:table-cell table:style-name="Default" table:formula="of:=[.J5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4]*[.D54]*[.F5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4]*[.K54]*[.M5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4]*[.R54]*[.T54]" office:value-type="float" office:value="0" calcext:value-type="float">
            <text:p>0.00</text:p>
          </table:table-cell>
          <table:table-cell table:number-columns-repeated="2"/>
          <table:table-cell table:formula="of:=[.K54]*[.M54]*0.6" office:value-type="float" office:value="0" calcext:value-type="float">
            <text:p>0</text:p>
          </table:table-cell>
          <table:table-cell table:style-name="Default" table:formula="of:=[.J5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5]*[.D55]*[.F5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5]*[.K55]*[.M5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5]*[.R55]*[.T55]" office:value-type="float" office:value="0" calcext:value-type="float">
            <text:p>0.00</text:p>
          </table:table-cell>
          <table:table-cell table:number-columns-repeated="2"/>
          <table:table-cell table:formula="of:=[.K55]*[.M55]*0.6" office:value-type="float" office:value="0" calcext:value-type="float">
            <text:p>0</text:p>
          </table:table-cell>
          <table:table-cell table:style-name="Default" table:formula="of:=[.J5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6]*[.D56]*[.F5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6]*[.K56]*[.M5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6]*[.R56]*[.T56]" office:value-type="float" office:value="0" calcext:value-type="float">
            <text:p>0.00</text:p>
          </table:table-cell>
          <table:table-cell table:number-columns-repeated="2"/>
          <table:table-cell table:formula="of:=[.K56]*[.M56]*0.6" office:value-type="float" office:value="0" calcext:value-type="float">
            <text:p>0</text:p>
          </table:table-cell>
          <table:table-cell table:style-name="Default" table:formula="of:=[.J5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7]*[.D57]*[.F5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7]*[.K57]*[.M5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7]*[.R57]*[.T57]" office:value-type="float" office:value="0" calcext:value-type="float">
            <text:p>0.00</text:p>
          </table:table-cell>
          <table:table-cell table:number-columns-repeated="2"/>
          <table:table-cell table:formula="of:=[.K57]*[.M57]*0.6" office:value-type="float" office:value="0" calcext:value-type="float">
            <text:p>0</text:p>
          </table:table-cell>
          <table:table-cell table:style-name="Default" table:formula="of:=[.J5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8]*[.D58]*[.F5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8]*[.K58]*[.M5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8]*[.R58]*[.T58]" office:value-type="float" office:value="0" calcext:value-type="float">
            <text:p>0.00</text:p>
          </table:table-cell>
          <table:table-cell table:number-columns-repeated="2"/>
          <table:table-cell table:formula="of:=[.K58]*[.M58]*0.6" office:value-type="float" office:value="0" calcext:value-type="float">
            <text:p>0</text:p>
          </table:table-cell>
          <table:table-cell table:style-name="Default" table:formula="of:=[.J5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9]*[.D59]*[.F5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9]*[.K59]*[.M5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9]*[.R59]*[.T59]" office:value-type="float" office:value="0" calcext:value-type="float">
            <text:p>0.00</text:p>
          </table:table-cell>
          <table:table-cell table:number-columns-repeated="2"/>
          <table:table-cell table:formula="of:=[.K59]*[.M59]*0.6" office:value-type="float" office:value="0" calcext:value-type="float">
            <text:p>0</text:p>
          </table:table-cell>
          <table:table-cell table:style-name="Default" table:formula="of:=[.J5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48:.C49];[.C34:.C37];[.C20:.C23];[.C6:.C11])" office:value-type="float" office:value="0.71555" calcext:value-type="float">
            <text:p>0.71555</text:p>
          </table:table-cell>
          <table:table-cell table:formula="of:=AVERAGE([.D48:.D49];[.D34:.D37];[.D20:.D23];[.D6:.D11])" office:value-type="float" office:value="4.9375" calcext:value-type="float">
            <text:p>4.9375</text:p>
          </table:table-cell>
          <table:table-cell table:formula="of:=AVERAGE([.E48:.E49];[.E34:.E37];[.E20:.E23];[.E6:.E11])" office:value-type="float" office:value="0.813481815826355" calcext:value-type="float">
            <text:p>0.81</text:p>
          </table:table-cell>
          <table:table-cell table:formula="of:=AVERAGE([.F48:.F49];[.F34:.F37];[.F20:.F23];[.F6:.F11])" office:value-type="float" office:value="3.4375" calcext:value-type="float">
            <text:p>3.4375</text:p>
          </table:table-cell>
          <table:table-cell table:formula="of:=AVERAGE([.G48:.G49];[.G34:.G37];[.G20:.G23];[.G6:.G11])" office:value-type="float" office:value="85.8749101142473" calcext:value-type="float">
            <text:p>85.8749101142473</text:p>
          </table:table-cell>
          <table:table-cell table:formula="of:=AVERAGE([.H48:.H49];[.H34:.H37];[.H20:.H23];[.H6:.H11])" office:value-type="float" office:value="1477.5040843414" calcext:value-type="float">
            <text:p>1477.50</text:p>
          </table:table-cell>
          <table:table-cell/>
          <table:table-cell table:formula="of:=AVERAGE([.J48:.J49];[.J34:.J37];[.J20:.J23];[.J6:.J11])" office:value-type="float" office:value="0.7596" calcext:value-type="float">
            <text:p>0.7596</text:p>
          </table:table-cell>
          <table:table-cell table:formula="of:=AVERAGE([.K48:.K49];[.K34:.K37];[.K20:.K23];[.K6:.K11])" office:value-type="float" office:value="4.375" calcext:value-type="float">
            <text:p>4.375</text:p>
          </table:table-cell>
          <table:table-cell table:formula="of:=AVERAGE([.L48:.L49];[.L34:.L37];[.L20:.L23];[.L6:.L11])" office:value-type="float" office:value="0.849313578394599" calcext:value-type="float">
            <text:p>0.849313578394599</text:p>
          </table:table-cell>
          <table:table-cell table:formula="of:=AVERAGE([.M48:.M49];[.M34:.M37];[.M20:.M23];[.M6:.M11])" office:value-type="float" office:value="3.4375" calcext:value-type="float">
            <text:p>3.4375</text:p>
          </table:table-cell>
          <table:table-cell table:formula="of:=AVERAGE([.N48:.N49];[.N34:.N37];[.N20:.N23];[.N6:.N11])" office:value-type="float" office:value="91.3966285816838" calcext:value-type="float">
            <text:p>91.3966285816838</text:p>
          </table:table-cell>
          <table:table-cell table:formula="of:=AVERAGE([.O48:.O49];[.O34:.O37];[.O20:.O23];[.O6:.O11])" office:value-type="float" office:value="1400.12359941655" calcext:value-type="float">
            <text:p>1400.12</text:p>
          </table:table-cell>
          <table:table-cell/>
          <table:table-cell table:formula="of:=AVERAGE([.Q48:.Q49];[.Q34:.Q37];[.Q20:.Q23];[.Q6:.Q11])" office:value-type="float" office:value="0.799475" calcext:value-type="float">
            <text:p>0.799475</text:p>
          </table:table-cell>
          <table:table-cell table:formula="of:=AVERAGE([.R48:.R49];[.R34:.R37];[.R20:.R23];[.R6:.R11])" office:value-type="float" office:value="3.8125" calcext:value-type="float">
            <text:p>3.8125</text:p>
          </table:table-cell>
          <table:table-cell table:formula="of:=AVERAGE([.S48:.S49];[.S34:.S37];[.S20:.S23];[.S6:.S11])" office:value-type="float" office:value="0.880232160312806" calcext:value-type="float">
            <text:p>0.880232160312806</text:p>
          </table:table-cell>
          <table:table-cell table:formula="of:=AVERAGE([.T48:.T49];[.T34:.T37];[.T20:.T23];[.T6:.T11])" office:value-type="float" office:value="3.625" calcext:value-type="float">
            <text:p>3.625</text:p>
          </table:table-cell>
          <table:table-cell table:formula="of:=AVERAGE([.U48:.U49];[.U34:.U37];[.U20:.U23];[.U6:.U11])" office:value-type="float" office:value="96.1404814984522" calcext:value-type="float">
            <text:p>96.1404814984522</text:p>
          </table:table-cell>
          <table:table-cell table:formula="of:=AVERAGE([.V48:.V49];[.V34:.V37];[.V20:.V23];[.V6:.V11])" office:value-type="float" office:value="1328.3181586327" calcext:value-type="float">
            <text:p>1328.32</text:p>
          </table:table-cell>
          <table:table-cell table:style-name="ce12" table:formula="of:=AVERAGE([.W48:.W49];[.W34:.W37];[.W20:.W23];[.W6:.W11])" office:value-type="string" office:string-value="" calcext:value-type="error">
            <text:p>#DIV/0!</text:p>
          </table:table-cell>
          <table:table-cell table:style-name="ce12" table:formula="of:=AVERAGE([.X48:.X49];[.X34:.X37];[.X20:.X23];[.X6:.X11])" office:value-type="string" office:string-value="" calcext:value-type="error">
            <text:p>#DIV/0!</text:p>
          </table:table-cell>
          <table:table-cell table:style-name="ce12" table:formula="of:=AVERAGE([.Y48:.Y49];[.Y34:.Y37];[.Y20:.Y23];[.Y6:.Y11])" office:value-type="float" office:value="8.8125" calcext:value-type="float">
            <text:p>8.81</text:p>
          </table:table-cell>
          <table:table-cell table:style-name="ce12" table:formula="of:=AVERAGE([.Z48:.Z49];[.Z34:.Z37];[.Z20:.Z23];[.Z6:.Z11])" office:value-type="float" office:value="0.68364" calcext:value-type="float">
            <text:p>0.68</text:p>
          </table:table-cell>
          <table:table-cell table:style-name="ce12" table:formula="of:=AVERAGE([.AA48:.AA49];[.AA34:.AA37];[.AA20:.AA23];[.AA6:.AA11])" office:value-type="float" office:value="3.9375" calcext:value-type="float">
            <text:p>3.94</text:p>
          </table:table-cell>
          <table:table-cell table:style-name="ce12" table:formula="of:=AVERAGE([.AB48:.AB49];[.AB34:.AB37];[.AB20:.AB23];[.AB6:.AB11])" office:value-type="float" office:value="0.756321389296188" calcext:value-type="float">
            <text:p>0.76</text:p>
          </table:table-cell>
          <table:table-cell table:style-name="ce12" table:formula="of:=AVERAGE([.AC48:.AC49];[.AC34:.AC37];[.AC20:.AC23];[.AC6:.AC11])" office:value-type="float" office:value="2.1875" calcext:value-type="float">
            <text:p>2.19</text:p>
          </table:table-cell>
          <table:table-cell table:style-name="ce12" table:formula="of:=AVERAGE([.AD48:.AD49];[.AD34:.AD37];[.AD20:.AD23];[.AD6:.AD11])" office:value-type="float" office:value="82.2569657235155" calcext:value-type="float">
            <text:p>82.26</text:p>
          </table:table-cell>
          <table:table-cell table:number-columns-repeated="99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Percentage" table:style-name="ta1">
        <table:table-column table:style-name="co3" table:default-cell-style-name="ce5"/>
        <table:table-column table:style-name="co2" table:default-cell-style-name="ce5"/>
        <table:table-column table:style-name="co5" table:default-cell-style-name="ce5"/>
        <table:table-column table:style-name="co3" table:default-cell-style-name="ce12"/>
        <table:table-column table:style-name="co3" table:number-columns-repeated="2" table:default-cell-style-name="ce5"/>
        <table:table-column table:style-name="co6" table:default-cell-style-name="ce12"/>
        <table:table-column table:style-name="co3" table:default-cell-style-name="ce29"/>
        <table:table-column table:style-name="co3" table:number-columns-repeated="4" table:default-cell-style-name="ce5"/>
        <table:table-column table:style-name="co4" table:default-cell-style-name="ce5"/>
        <table:table-column table:style-name="co3" table:default-cell-style-name="ce29"/>
        <table:table-column table:style-name="co3" table:number-columns-repeated="1010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Complexses.F82:.F83]" office:value-type="float" office:value="0.826" calcext:value-type="float">
            <text:p>0.82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Complexses.F83]" office:value-type="float" office:value="0.844" calcext:value-type="float">
            <text:p>0.844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0"/>
          <table:table-cell table:style-name="ce25" table:formula="of:=['file:///home/debian/workspaces/Training/Plans/Weekly%20Progression%20Strength/More%20Squat%20Cycle.ods'#$Complexses.F30]" office:value-type="float" office:value="0.718" calcext:value-type="float">
            <text:p>0.718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Complexses.F31]" office:value-type="float" office:value="0.736" calcext:value-type="float">
            <text:p>0.73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0"/>
          <table:table-cell table:style-name="ce18" table:formula="of:=['file:///home/debian/workspaces/Training/Plans/Weekly%20Progression%20Strength/More%20Squat%20Cycle.ods'#$Complexses.F45]" office:value-type="float" office:value="0.772" calcext:value-type="float">
            <text:p>0.77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Complexses.F46]" office:value-type="float" office:value="0.79" calcext:value-type="float">
            <text:p>0.79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0"/>
          <table:table-cell table:style-name="ce25" table:formula="of:=['file:///home/debian/workspaces/Training/Plans/Weekly%20Progression%20Strength/More%20Squat%20Cycle.ods'#$Complexses.F53:.F55]" office:value-type="float" office:value="0.6186" calcext:value-type="float">
            <text:p>0.618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Complexses.F54:.F55]" office:value-type="float" office:value="0.6372" calcext:value-type="float">
            <text:p>0.6372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0"/>
          <table:table-cell table:style-name="ce25" table:formula="of:=['file:///home/debian/workspaces/Training/Plans/Weekly%20Progression%20Strength/More%20Squat%20Cycle.ods'#$'Cycle Heavy Movement'.D19]" office:value-type="float" office:value="0.7376" calcext:value-type="float">
            <text:p>0.737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Heavy Movement'.D27]" office:value-type="float" office:value="0.776" calcext:value-type="float">
            <text:p>0.77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0"/>
          <table:table-cell table:style-name="ce18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style-name="ce30"/>
          <table:table-cell table:style-name="ce22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Low Volume'.D31]" office:value-type="float" office:value="0.8688" calcext:value-type="float">
            <text:p>0.868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'Cycle Heavy Movement'.D23]" office:value-type="float" office:value="0.816" calcext:value-type="float">
            <text:p>0.81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 table:number-rows-repeated="2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0"/>
          <table:table-cell table:style-name="ce18" table:formula="of:=['file:///home/debian/workspaces/Training/Plans/Weekly%20Progression%20Strength/More%20Squat%20Cycle.ods'#$'Cycle Heavy Movement'.D21]" office:value-type="float" office:value="0.776" calcext:value-type="float">
            <text:p>0.776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Heavy Movement'.D29:.D30]" office:value-type="float" office:value="0.798" calcext:value-type="float">
            <text:p>0.798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0"/>
          <table:table-cell table:style-name="ce25" table:formula="of:=['file:///home/debian/workspaces/Training/Plans/Weekly%20Progression%20Strength/More%20Squat%20Cycle.ods'#$'Cycle Heavy Movement'.D19:.D21]" office:value-type="float" office:value="0.7376" calcext:value-type="float">
            <text:p>0.737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Heavy Movement'.D27:.D28]" office:value-type="float" office:value="0.776" calcext:value-type="float">
            <text:p>0.77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'Cycle Heavy Movement'.D23:.D24]" office:value-type="float" office:value="0.816" calcext:value-type="float">
            <text:p>0.81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0"/>
          <table:table-cell table:style-name="ce18" table:formula="of:=['file:///home/debian/workspaces/Training/Plans/Weekly%20Progression%20Strength/More%20Squat%20Cycle.ods'#$'Cycle Low Volume'.D21:.D22]" office:value-type="float" office:value="0.8232" calcext:value-type="float">
            <text:p>0.823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table:number-columns-repeated="2"/>
          <table:table-cell table:style-name="ce13"/>
          <table:table-cell table:style-name="ce27" table:number-columns-repeated="2"/>
          <table:table-cell table:style-name="ce28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30"/>
          <table:table-cell table:style-name="ce25" table:formula="of:=['file:///home/debian/workspaces/Training/Plans/Weekly%20Progression%20Strength/More%20Squat%20Cycle.ods'#$'Cycle Low Volume'.D19]" office:value-type="float" office:value="0.762" calcext:value-type="float">
            <text:p>0.762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Low Volume'.D27:.D28]" office:value-type="float" office:value="0.8046" calcext:value-type="float">
            <text:p>0.804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style-name="ce30"/>
          <table:table-cell table:style-name="ce22" table:formula="of:=['file:///home/debian/workspaces/Training/Plans/Weekly%20Progression%20Strength/More%20Squat%20Cycle.ods'#$'Cycle Med Movement'.D23:.D24]" office:value-type="float" office:value="0.8496" calcext:value-type="float">
            <text:p>0.849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Med Movement'.D31]" office:value-type="float" office:value="0.8688" calcext:value-type="float">
            <text:p>0.868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 table:number-rows-repeated="9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12" table:formula="of:=AVERAGE([.E48:.E49];[.E34:.E37];[.E20:.E23];[.E6:.E11])" office:value-type="float" office:value="4.375" calcext:value-type="float">
            <text:p>4.38</text:p>
          </table:table-cell>
          <table:table-cell table:style-name="ce12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Complex x5: Power + Drop Snatch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Complex x3 + Snatch x 3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Complex x3 + <text:s/>Clean x3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 table:number-rows-repeated="6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 table:number-rows-repeated="2">
          <table:table-cell/>
          <table:table-cell table:style-name="ce9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 table:number-rows-repeated="7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 table:number-rows-repeated="9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 table:print="false">
        <table:table-column table:style-name="co3" table:number-columns-repeated="5" table:default-cell-style-name="ce5"/>
        <table:table-column table:style-name="co4" table:default-cell-style-name="ce5"/>
        <table:table-column table:style-name="co8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9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10" table:default-cell-style-name="ce5"/>
        <table:table-column table:style-name="co3" table:number-columns-repeated="3" table:default-cell-style-name="ce5"/>
        <table:table-column table:style-name="co11" table:default-cell-style-name="ce5"/>
        <table:table-column table:style-name="co4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3" table:number-columns-repeated="988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33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2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3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4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5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6</text:p>
          </table:table-cell>
          <table:table-cell table:style-name="ce36"/>
          <table:table-cell table:style-name="ce6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number-columns-repeated="6"/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5" table:formula="of:=AVERAGE([.B6:.B9])" office:value-type="float" office:value="0.7308" calcext:value-type="float">
            <text:p>0.73</text:p>
          </table:table-cell>
          <table:table-cell table:style-name="ce35" table:formula="of:=AVERAGE([.C6:.C9])" office:value-type="float" office:value="104.4875" calcext:value-type="float">
            <text:p>104.49</text:p>
          </table:table-cell>
          <table:table-cell table:style-name="ce35" table:formula="of:=AVERAGE([.D6:.D9])" office:value-type="float" office:value="5.5" calcext:value-type="float">
            <text:p>5.50</text:p>
          </table:table-cell>
          <table:table-cell table:style-name="ce35" table:formula="of:=AVERAGE([.E6:.E9])" office:value-type="float" office:value="3" calcext:value-type="float">
            <text:p>3.00</text:p>
          </table:table-cell>
          <table:table-cell table:style-name="ce35" table:formula="of:=AVERAGE([.F6:.F9])" office:value-type="float" office:value="0.844779116465864" calcext:value-type="float">
            <text:p>0.84</text:p>
          </table:table-cell>
          <table:table-cell table:style-name="ce35"/>
          <table:table-cell table:style-name="ce35" table:formula="of:=AVERAGE([.H6:.H9])" office:value-type="float" office:value="0.76135" calcext:value-type="float">
            <text:p>0.76</text:p>
          </table:table-cell>
          <table:table-cell table:style-name="ce35" table:formula="of:=AVERAGE([.I6:.I9])" office:value-type="float" office:value="80.7189247311829" calcext:value-type="float">
            <text:p>80.72</text:p>
          </table:table-cell>
          <table:table-cell table:style-name="ce35" table:formula="of:=AVERAGE([.J6:.J9])" office:value-type="float" office:value="4" calcext:value-type="float">
            <text:p>4.00</text:p>
          </table:table-cell>
          <table:table-cell table:style-name="ce35" table:formula="of:=AVERAGE([.K6:.K9])" office:value-type="float" office:value="3.25" calcext:value-type="float">
            <text:p>3.25</text:p>
          </table:table-cell>
          <table:table-cell table:style-name="ce35" table:formula="of:=AVERAGE([.L6:.L9])" office:value-type="float" office:value="0.841443694256898" calcext:value-type="float">
            <text:p>0.84</text:p>
          </table:table-cell>
          <table:table-cell table:style-name="ce35"/>
          <table:table-cell table:style-name="ce35" table:formula="of:=AVERAGE([.N6:.N9])" office:value-type="float" office:value="0.703066666666667" calcext:value-type="float">
            <text:p>0.70</text:p>
          </table:table-cell>
          <table:table-cell table:style-name="ce35" table:formula="of:=AVERAGE([.O6:.O9])" office:value-type="float" office:value="67.6687455197133" calcext:value-type="float">
            <text:p>67.67</text:p>
          </table:table-cell>
          <table:table-cell table:style-name="ce35" table:formula="of:=AVERAGE([.P6:.P9])" office:value-type="float" office:value="3.66666666666667" calcext:value-type="float">
            <text:p>3.67</text:p>
          </table:table-cell>
          <table:table-cell table:style-name="ce35" table:formula="of:=AVERAGE([.Q6:.Q9])" office:value-type="float" office:value="3" calcext:value-type="float">
            <text:p>3.00</text:p>
          </table:table-cell>
          <table:table-cell table:style-name="ce35" table:formula="of:=AVERAGE([.R6:.R9])" office:value-type="float" office:value="0.770713587487781" calcext:value-type="float">
            <text:p>0.77</text:p>
          </table:table-cell>
          <table:table-cell table:style-name="ce35"/>
          <table:table-cell table:style-name="ce35" table:formula="of:=AVERAGE([.T6:.T9])" office:value-type="float" office:value="0.769866666666667" calcext:value-type="float">
            <text:p>0.77</text:p>
          </table:table-cell>
          <table:table-cell table:style-name="ce35" table:formula="of:=AVERAGE([.U6:.U9])" office:value-type="float" office:value="93.4557706093192" calcext:value-type="float">
            <text:p>93.46</text:p>
          </table:table-cell>
          <table:table-cell table:style-name="ce35" table:formula="of:=AVERAGE([.V6:.V9])" office:value-type="float" office:value="4.33333333333333" calcext:value-type="float">
            <text:p>4.33</text:p>
          </table:table-cell>
          <table:table-cell table:style-name="ce35" table:formula="of:=AVERAGE([.W6:.W9])" office:value-type="float" office:value="3.66666666666667" calcext:value-type="float">
            <text:p>3.67</text:p>
          </table:table-cell>
          <table:table-cell table:style-name="ce35" table:formula="of:=AVERAGE([.X6:.X9])" office:value-type="float" office:value="0.862087542087542" calcext:value-type="float">
            <text:p>0.86</text:p>
          </table:table-cell>
          <table:table-cell table:style-name="ce35"/>
          <table:table-cell table:style-name="ce35" table:formula="of:=AVERAGE([.Z6:.Z9])" office:value-type="float" office:value="0.8008" calcext:value-type="float">
            <text:p>0.80</text:p>
          </table:table-cell>
          <table:table-cell table:style-name="ce35" table:formula="of:=AVERAGE([.AA6:.AA9])" office:value-type="float" office:value="120.247272727273" calcext:value-type="float">
            <text:p>120.25</text:p>
          </table:table-cell>
          <table:table-cell table:style-name="ce35" table:formula="of:=AVERAGE([.AB6:.AB9])" office:value-type="float" office:value="4.5" calcext:value-type="float">
            <text:p>4.50</text:p>
          </table:table-cell>
          <table:table-cell table:style-name="ce35" table:formula="of:=AVERAGE([.AC6:.AC9])" office:value-type="float" office:value="4" calcext:value-type="float">
            <text:p>4.00</text:p>
          </table:table-cell>
          <table:table-cell table:style-name="ce35" table:formula="of:=AVERAGE([.AD6:.AD9])" office:value-type="float" office:value="0.89979797979798" calcext:value-type="float">
            <text:p>0.90</text:p>
          </table:table-cell>
          <table:table-cell table:style-name="ce35"/>
          <table:table-cell table:style-name="ce35" table:formula="of:=AVERAGE([.AF6:.AF9])" office:value-type="float" office:value="0.7614" calcext:value-type="float">
            <text:p>0.76</text:p>
          </table:table-cell>
          <table:table-cell table:style-name="ce35" table:formula="of:=AVERAGE([.AG6:.AG9])" office:value-type="float" office:value="98.2030241935485" calcext:value-type="float">
            <text:p>98.20</text:p>
          </table:table-cell>
          <table:table-cell table:style-name="ce35" table:formula="of:=AVERAGE([.AH6:.AH9])" office:value-type="float" office:value="5" calcext:value-type="float">
            <text:p>5.00</text:p>
          </table:table-cell>
          <table:table-cell table:style-name="ce35" table:formula="of:=AVERAGE([.AI6:.AI9])" office:value-type="float" office:value="4" calcext:value-type="float">
            <text:p>4.00</text:p>
          </table:table-cell>
          <table:table-cell table:style-name="ce35" table:formula="of:=AVERAGE([.AJ6:.AJ9])" office:value-type="float" office:value="0.86402642829382" calcext:value-type="float">
            <text:p>0.86</text:p>
          </table:table-cell>
          <table:table-cell table:style-name="ce12" table:number-columns-repeated="988"/>
        </table:table-row>
        <table:table-row table:style-name="ro1" table:number-rows-repeated="2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33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2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3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4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5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6</text:p>
          </table:table-cell>
          <table:table-cell table:style-name="ce36"/>
          <table:table-cell table:style-name="ce6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number-columns-repeated="6"/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5" table:formula="of:=AVERAGE([.B18:.B21])" office:value-type="float" office:value="0.7308" calcext:value-type="float">
            <text:p>0.73</text:p>
          </table:table-cell>
          <table:table-cell table:style-name="ce35" table:formula="of:=AVERAGE([.C18:.C21])" office:value-type="float" office:value="104.4875" calcext:value-type="float">
            <text:p>104.49</text:p>
          </table:table-cell>
          <table:table-cell table:style-name="ce35" table:formula="of:=AVERAGE([.D18:.D21])" office:value-type="float" office:value="5.5" calcext:value-type="float">
            <text:p>5.50</text:p>
          </table:table-cell>
          <table:table-cell table:style-name="ce35" table:formula="of:=AVERAGE([.E18:.E21])" office:value-type="float" office:value="3" calcext:value-type="float">
            <text:p>3.00</text:p>
          </table:table-cell>
          <table:table-cell table:style-name="ce35" table:formula="of:=AVERAGE([.F18:.F21])" office:value-type="float" office:value="0.844779116465864" calcext:value-type="float">
            <text:p>0.84</text:p>
          </table:table-cell>
          <table:table-cell table:style-name="ce35"/>
          <table:table-cell table:style-name="ce35" table:formula="of:=AVERAGE([.H18:.H21])" office:value-type="float" office:value="0.76135" calcext:value-type="float">
            <text:p>0.76</text:p>
          </table:table-cell>
          <table:table-cell table:style-name="ce35" table:formula="of:=AVERAGE([.I18:.I21])" office:value-type="float" office:value="80.7189247311829" calcext:value-type="float">
            <text:p>80.72</text:p>
          </table:table-cell>
          <table:table-cell table:style-name="ce35" table:formula="of:=AVERAGE([.J18:.J21])" office:value-type="float" office:value="4" calcext:value-type="float">
            <text:p>4.00</text:p>
          </table:table-cell>
          <table:table-cell table:style-name="ce35" table:formula="of:=AVERAGE([.K18:.K21])" office:value-type="float" office:value="3.25" calcext:value-type="float">
            <text:p>3.25</text:p>
          </table:table-cell>
          <table:table-cell table:style-name="ce35" table:formula="of:=AVERAGE([.L18:.L21])" office:value-type="float" office:value="0.841443694256898" calcext:value-type="float">
            <text:p>0.84</text:p>
          </table:table-cell>
          <table:table-cell table:style-name="ce35"/>
          <table:table-cell table:style-name="ce35" table:formula="of:=AVERAGE([.N18:.N21])" office:value-type="float" office:value="0.703066666666667" calcext:value-type="float">
            <text:p>0.70</text:p>
          </table:table-cell>
          <table:table-cell table:style-name="ce35" table:formula="of:=AVERAGE([.O18:.O21])" office:value-type="float" office:value="67.6687455197133" calcext:value-type="float">
            <text:p>67.67</text:p>
          </table:table-cell>
          <table:table-cell table:style-name="ce35" table:formula="of:=AVERAGE([.P18:.P21])" office:value-type="float" office:value="3.66666666666667" calcext:value-type="float">
            <text:p>3.67</text:p>
          </table:table-cell>
          <table:table-cell table:style-name="ce35" table:formula="of:=AVERAGE([.Q18:.Q21])" office:value-type="float" office:value="3" calcext:value-type="float">
            <text:p>3.00</text:p>
          </table:table-cell>
          <table:table-cell table:style-name="ce35" table:formula="of:=AVERAGE([.R18:.R21])" office:value-type="float" office:value="0.770713587487781" calcext:value-type="float">
            <text:p>0.77</text:p>
          </table:table-cell>
          <table:table-cell table:style-name="ce35"/>
          <table:table-cell table:style-name="ce35" table:formula="of:=AVERAGE([.T18:.T21])" office:value-type="float" office:value="0.769866666666667" calcext:value-type="float">
            <text:p>0.77</text:p>
          </table:table-cell>
          <table:table-cell table:style-name="ce35" table:formula="of:=AVERAGE([.U18:.U21])" office:value-type="float" office:value="93.4557706093192" calcext:value-type="float">
            <text:p>93.46</text:p>
          </table:table-cell>
          <table:table-cell table:style-name="ce35" table:formula="of:=AVERAGE([.V18:.V21])" office:value-type="float" office:value="4.33333333333333" calcext:value-type="float">
            <text:p>4.33</text:p>
          </table:table-cell>
          <table:table-cell table:style-name="ce35" table:formula="of:=AVERAGE([.W18:.W21])" office:value-type="float" office:value="3.66666666666667" calcext:value-type="float">
            <text:p>3.67</text:p>
          </table:table-cell>
          <table:table-cell table:style-name="ce35" table:formula="of:=AVERAGE([.X18:.X21])" office:value-type="float" office:value="0.862087542087542" calcext:value-type="float">
            <text:p>0.86</text:p>
          </table:table-cell>
          <table:table-cell table:style-name="ce35"/>
          <table:table-cell table:style-name="ce35" table:formula="of:=AVERAGE([.Z18:.Z21])" office:value-type="float" office:value="0.8008" calcext:value-type="float">
            <text:p>0.80</text:p>
          </table:table-cell>
          <table:table-cell table:style-name="ce35" table:formula="of:=AVERAGE([.AA18:.AA21])" office:value-type="float" office:value="120.247272727273" calcext:value-type="float">
            <text:p>120.25</text:p>
          </table:table-cell>
          <table:table-cell table:style-name="ce35" table:formula="of:=AVERAGE([.AB18:.AB21])" office:value-type="float" office:value="4.5" calcext:value-type="float">
            <text:p>4.50</text:p>
          </table:table-cell>
          <table:table-cell table:style-name="ce35" table:formula="of:=AVERAGE([.AC18:.AC21])" office:value-type="float" office:value="4" calcext:value-type="float">
            <text:p>4.00</text:p>
          </table:table-cell>
          <table:table-cell table:style-name="ce35" table:formula="of:=AVERAGE([.AD18:.AD21])" office:value-type="float" office:value="0.89979797979798" calcext:value-type="float">
            <text:p>0.90</text:p>
          </table:table-cell>
          <table:table-cell table:style-name="ce35"/>
          <table:table-cell table:style-name="ce35" table:formula="of:=AVERAGE([.AF18:.AF21])" office:value-type="float" office:value="0.7614" calcext:value-type="float">
            <text:p>0.76</text:p>
          </table:table-cell>
          <table:table-cell table:style-name="ce35" table:formula="of:=AVERAGE([.AG18:.AG21])" office:value-type="float" office:value="98.2030241935485" calcext:value-type="float">
            <text:p>98.20</text:p>
          </table:table-cell>
          <table:table-cell table:style-name="ce35" table:formula="of:=AVERAGE([.AH18:.AH21])" office:value-type="float" office:value="5" calcext:value-type="float">
            <text:p>5.00</text:p>
          </table:table-cell>
          <table:table-cell table:style-name="ce35" table:formula="of:=AVERAGE([.AI18:.AI21])" office:value-type="float" office:value="4" calcext:value-type="float">
            <text:p>4.00</text:p>
          </table:table-cell>
          <table:table-cell table:style-name="ce35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Blocks MesoCycle 1 Plan" table:style-name="ta1" table:print="false">
        <table:table-column table:style-name="co3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.777777777777778" calcext:value-type="float">
            <text:p>0.777777777777778</text:p>
          </table:table-cell>
          <table:table-cell table:style-name="ce38"/>
          <table:table-cell table:style-name="ce38" office:value-type="float" office:value="56" calcext:value-type="float">
            <text:p>56</text:p>
          </table:table-cell>
          <table:table-cell/>
          <table:table-cell table:style-name="ce44" office:value-type="float" office:value="0.754" calcext:value-type="float">
            <text:p>0.75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.837777777777778" calcext:value-type="float">
            <text:p>0.837777777777778</text:p>
          </table:table-cell>
          <table:table-cell table:style-name="ce44"/>
          <table:table-cell table:style-name="ce44" office:value-type="float" office:value="60.32" calcext:value-type="float">
            <text:p>60.32</text:p>
          </table:table-cell>
          <table:table-cell/>
          <table:table-cell table:style-name="ce46" office:value-type="float" office:value="0.808" calcext:value-type="float">
            <text:p>0.80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897777777777778" calcext:value-type="float">
            <text:p>0.897777777777778</text:p>
          </table:table-cell>
          <table:table-cell table:style-name="ce46"/>
          <table:table-cell table:style-name="ce46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39" office:value-type="float" office:value="0.7" calcext:value-type="float">
            <text:p>0.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777777777777778" calcext:value-type="float">
            <text:p>0.777777777777778</text:p>
          </table:table-cell>
          <table:table-cell table:style-name="ce41"/>
          <table:table-cell table:style-name="ce39" office:value-type="float" office:value="56" calcext:value-type="float">
            <text:p>56</text:p>
          </table:table-cell>
          <table:table-cell/>
          <table:table-cell table:style-name="ce44" office:value-type="float" office:value="0.754" calcext:value-type="float">
            <text:p>0.75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.837777777777778" calcext:value-type="float">
            <text:p>0.837777777777778</text:p>
          </table:table-cell>
          <table:table-cell table:style-name="ce44"/>
          <table:table-cell table:style-name="ce44" office:value-type="float" office:value="60.32" calcext:value-type="float">
            <text:p>60.32</text:p>
          </table:table-cell>
          <table:table-cell/>
          <table:table-cell table:style-name="ce46" office:value-type="float" office:value="0.808" calcext:value-type="float">
            <text:p>0.80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897777777777778" calcext:value-type="float">
            <text:p>0.897777777777778</text:p>
          </table:table-cell>
          <table:table-cell table:style-name="ce46"/>
          <table:table-cell table:style-name="ce46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77777777777778" calcext:value-type="float">
            <text:p>0.777777777777778</text:p>
          </table:table-cell>
          <table:table-cell table:style-name="ce37"/>
          <table:table-cell table:style-name="ce37" office:value-type="float" office:value="71.5053763440863" calcext:value-type="float">
            <text:p>71.5053763440863</text:p>
          </table:table-cell>
          <table:table-cell/>
          <table:table-cell table:style-name="ce37" office:value-type="float" office:value="0.754" calcext:value-type="float">
            <text:p>0.7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837777777777778" calcext:value-type="float">
            <text:p>0.837777777777778</text:p>
          </table:table-cell>
          <table:table-cell table:style-name="ce37"/>
          <table:table-cell table:style-name="ce37" office:value-type="float" office:value="77.0215053763444" calcext:value-type="float">
            <text:p>77.0215053763444</text:p>
          </table:table-cell>
          <table:table-cell/>
          <table:table-cell table:style-name="ce37" office:value-type="float" office:value="0.808" calcext:value-type="float">
            <text:p>0.80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897777777777778" calcext:value-type="float">
            <text:p>0.897777777777778</text:p>
          </table:table-cell>
          <table:table-cell table:style-name="ce37"/>
          <table:table-cell table:style-name="ce37" office:value-type="float" office:value="82.5376344086025" calcext:value-type="float">
            <text:p>82.5376344086025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645161290322581" calcext:value-type="float">
            <text:p>0.645161290322581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/>
          <table:table-cell table:style-name="ce37" office:value-type="float" office:value="0.6558" calcext:value-type="float">
            <text:p>0.655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705161290322581" calcext:value-type="float">
            <text:p>0.705161290322581</text:p>
          </table:table-cell>
          <table:table-cell table:style-name="ce37"/>
          <table:table-cell table:style-name="ce37" office:value-type="float" office:value="72.138" calcext:value-type="float">
            <text:p>72.138</text:p>
          </table:table-cell>
          <table:table-cell/>
          <table:table-cell table:style-name="ce37" office:value-type="float" office:value="0.7116" calcext:value-type="float">
            <text:p>0.711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765161290322581" calcext:value-type="float">
            <text:p>0.765161290322581</text:p>
          </table:table-cell>
          <table:table-cell table:style-name="ce37"/>
          <table:table-cell table:style-name="ce37" office:value-type="float" office:value="78.276" calcext:value-type="float">
            <text:p>78.276</text:p>
          </table:table-cell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</table:table-row>
        <table:table-row table:style-name="ro1" table:number-rows-repeated="5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</table:table-row>
        <table:table-row table:style-name="ro1" table:number-rows-repeated="2">
          <table:table-cell/>
          <table:table-cell table:style-name="ce9"/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4">
          <table:table-cell/>
          <table:table-cell table:style-name="ce9"/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</table:table-row>
        <table:table-row table:style-name="ro1" table:number-rows-repeated="7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5" office:value-type="float" office:value="6" calcext:value-type="float">
            <text:p>6</text:p>
          </table:table-cell>
          <table:table-cell table:style-name="ce42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6" calcext:value-type="float">
            <text:p>6</text:p>
          </table:table-cell>
          <table:table-cell table:style-name="ce42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</table:table-row>
        <table:table-row table:style-name="ro1" table:number-rows-repeated="9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104851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ovement Match Table" table:style-name="ta1" table:print="false">
        <table:table-column table:style-name="co3" table:number-columns-repeated="2" table:default-cell-style-name="Default"/>
        <table:table-column table:style-name="co2" table:default-cell-style-name="ce5"/>
        <table:table-column table:style-name="co3" table:number-columns-repeated="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001" table:default-cell-style-name="Default"/>
        <table:table-row table:style-name="ro1">
          <table:table-cell office:value-type="string" calcext:value-type="string">
            <text:p>ORDERED</text:p>
          </table:table-cell>
          <table:table-cell/>
          <table:table-cell table:style-name="ce9" office:value-type="string" calcext:value-type="string">
            <text:p>Press</text:p>
          </table:table-cell>
          <table:table-cell office:value-type="float" office:value="758.193548387097" calcext:value-type="float">
            <text:p>758.19354838709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OVS</text:p>
          </table:table-cell>
          <table:table-cell office:value-type="float" office:value="994.399999999999" calcext:value-type="float">
            <text:p>994.3999999999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Snatch Complex x5: Pull+Pull+Snatch+Snatch</text:p>
          </table:table-cell>
          <table:table-cell office:value-type="float" office:value="1120" calcext:value-type="float">
            <text:p>11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Snatch Pull </text:p>
          </table:table-cell>
          <table:table-cell office:value-type="float" office:value="1195.61290322581" calcext:value-type="float">
            <text:p>1195.6129032258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Snatch Complex x3(Drop) + <text:s/>Snatch <text:s/>3 x (3|2)</text:p>
          </table:table-cell>
          <table:table-cell office:value-type="float" office:value="1237.92" calcext:value-type="float">
            <text:p>1237.9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Clean Pull</text:p>
          </table:table-cell>
          <table:table-cell office:value-type="float" office:value="1341.41935483871" calcext:value-type="float">
            <text:p>1341.4193548387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Clean Complex x3(hang Muscle) + <text:s/>Clean 3 x (3|2)</text:p>
          </table:table-cell>
          <table:table-cell office:value-type="float" office:value="1372.14" calcext:value-type="float">
            <text:p>1372.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Clean Complex x5: Clean + Push Press</text:p>
          </table:table-cell>
          <table:table-cell office:value-type="float" office:value="1430.10752688173" calcext:value-type="float">
            <text:p>1430.1075268817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Jerk</text:p>
          </table:table-cell>
          <table:table-cell office:value-type="float" office:value="1694.8125" calcext:value-type="float">
            <text:p>1694.81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Paused Backsquat</text:p>
          </table:table-cell>
          <table:table-cell office:value-type="float" office:value="2020.095" calcext:value-type="float">
            <text:p>2020.0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Frontsquat</text:p>
          </table:table-cell>
          <table:table-cell office:value-type="float" office:value="2053.66451612903" calcext:value-type="float">
            <text:p>2053.664516129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Backsquat</text:p>
          </table:table-cell>
          <table:table-cell office:value-type="float" office:value="2244.54999999999" calcext:value-type="float">
            <text:p>2244.549999999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Deadlift</text:p>
          </table:table-cell>
          <table:table-cell office:value-type="float" office:value="2921.625" calcext:value-type="float">
            <text:p>2921.6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SLDL</text:p>
          </table:table-cell>
          <table:table-cell office:value-type="float" office:value="3255.525" calcext:value-type="float">
            <text:p>3255.5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 calcext:value-type="string">
            <text:p>Press</text:p>
          </table:table-cell>
          <table:table-cell office:value-type="float" office:value="758.193548387097" calcext:value-type="float">
            <text:p>758.193548387097</text:p>
          </table:table-cell>
          <table:table-cell/>
          <table:table-cell office:value-type="string" calcext:value-type="string">
            <text:p>SUM:</text:p>
          </table:table-cell>
          <table:table-cell table:formula="of:=[.D25]+[.D26]" office:value-type="float" office:value="4013.7185483871" calcext:value-type="float">
            <text:p>4013.718548387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SLDL</text:p>
          </table:table-cell>
          <table:table-cell office:value-type="float" office:value="3255.525" calcext:value-type="float">
            <text:p>3255.525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48"/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 calcext:value-type="string">
            <text:p>OVS</text:p>
          </table:table-cell>
          <table:table-cell office:value-type="float" office:value="994.399999999999" calcext:value-type="float">
            <text:p>994.399999999999</text:p>
          </table:table-cell>
          <table:table-cell/>
          <table:table-cell office:value-type="string" calcext:value-type="string">
            <text:p>SUM:</text:p>
          </table:table-cell>
          <table:table-cell table:formula="of:=[.D29]+[.D30]" office:value-type="float" office:value="3916.025" calcext:value-type="float">
            <text:p>3916.0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Deadlift</text:p>
          </table:table-cell>
          <table:table-cell office:value-type="float" office:value="2921.625" calcext:value-type="float">
            <text:p>2921.6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8"/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 calcext:value-type="string">
            <text:p>Snatch Complex x5: Pull+Pull+Snatch+Snatch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SUM:</text:p>
          </table:table-cell>
          <table:table-cell table:formula="of:=[.D32]+[.D33]" office:value-type="float" office:value="3364.54999999999" calcext:value-type="float">
            <text:p>3364.549999999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Backsquat</text:p>
          </table:table-cell>
          <table:table-cell office:value-type="float" office:value="2244.54999999999" calcext:value-type="float">
            <text:p>2244.5499999999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Snatch Pull </text:p>
          </table:table-cell>
          <table:table-cell office:value-type="float" office:value="1195.61290322581" calcext:value-type="float">
            <text:p>1195.61290322581</text:p>
          </table:table-cell>
          <table:table-cell/>
          <table:table-cell office:value-type="string" calcext:value-type="string">
            <text:p>SUM:</text:p>
          </table:table-cell>
          <table:table-cell table:formula="of:=[.D35]+[.D36]" office:value-type="float" office:value="3249.27741935484" calcext:value-type="float">
            <text:p>3249.27741935484</text:p>
          </table:table-cell>
          <table:table-cell table:number-columns-repeated="1017"/>
        </table:table-row>
        <table:table-row table:style-name="ro1">
          <table:table-cell table:style-name="ce48" table:number-columns-repeated="2"/>
          <table:table-cell table:style-name="ce49" office:value-type="string" calcext:value-type="string">
            <text:p>Frontsquat</text:p>
          </table:table-cell>
          <table:table-cell table:style-name="ce48" office:value-type="float" office:value="2053.66451612903" calcext:value-type="float">
            <text:p>2053.66451612903</text:p>
          </table:table-cell>
          <table:table-cell table:style-name="ce48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8" table:number-columns-repeated="2"/>
          <table:table-cell table:style-name="ce49" office:value-type="string" calcext:value-type="string">
            <text:p>Snatch Complex x3(Drop) + <text:s/>Snatch <text:s/>3 x (3|2)</text:p>
          </table:table-cell>
          <table:table-cell table:style-name="ce48" office:value-type="float" office:value="1237.92" calcext:value-type="float">
            <text:p>1237.92</text:p>
          </table:table-cell>
          <table:table-cell table:style-name="ce48"/>
          <table:table-cell table:style-name="ce48" office:value-type="string" calcext:value-type="string">
            <text:p>SUM:</text:p>
          </table:table-cell>
          <table:table-cell table:style-name="ce48" table:formula="of:=[.D38]+[.D39]" office:value-type="float" office:value="3258.015" calcext:value-type="float">
            <text:p>3258.015</text:p>
          </table:table-cell>
          <table:table-cell table:style-name="ce48" table:number-columns-repeated="1017"/>
        </table:table-row>
        <table:table-row table:style-name="ro1">
          <table:table-cell table:number-columns-repeated="2"/>
          <table:table-cell table:style-name="ce9" office:value-type="string" calcext:value-type="string">
            <text:p>Paused Backsquat</text:p>
          </table:table-cell>
          <table:table-cell office:value-type="float" office:value="2020.095" calcext:value-type="float">
            <text:p>2020.09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table:number-columns-repeated="2"/>
          <table:table-cell table:style-name="ce49" office:value-type="string" calcext:value-type="string">
            <text:p>Clean Pull</text:p>
          </table:table-cell>
          <table:table-cell table:style-name="ce48" office:value-type="float" office:value="1341.41935483871" calcext:value-type="float">
            <text:p>1341.41935483871</text:p>
          </table:table-cell>
          <table:table-cell table:style-name="ce48"/>
          <table:table-cell table:style-name="ce48" office:value-type="string" calcext:value-type="string">
            <text:p>SUM:</text:p>
          </table:table-cell>
          <table:table-cell table:style-name="ce48" table:formula="of:=[.D42]+[.D43]" office:value-type="float" office:value="3036.23185483871" calcext:value-type="float">
            <text:p>3036.23185483871</text:p>
          </table:table-cell>
          <table:table-cell table:style-name="ce48"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Jerk</text:p>
          </table:table-cell>
          <table:table-cell office:value-type="float" office:value="1694.8125" calcext:value-type="float">
            <text:p>1694.81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Clean Complex x3(hang Muscle) + <text:s/>Clean 3 x (3|2)</text:p>
          </table:table-cell>
          <table:table-cell office:value-type="float" office:value="1372.14" calcext:value-type="float">
            <text:p>1372.14</text:p>
          </table:table-cell>
          <table:table-cell/>
          <table:table-cell office:value-type="string" calcext:value-type="string">
            <text:p>SUM:</text:p>
          </table:table-cell>
          <table:table-cell table:formula="of:=[.D45]+[.L57]" office:value-type="float" office:value="2802.24752688173" calcext:value-type="float">
            <text:p>2802.2475268817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Clean Complex x5: Clean + Push Press</text:p>
          </table:table-cell>
          <table:table-cell office:value-type="float" office:value="1430.10752688173" calcext:value-type="float">
            <text:p>1430.1075268817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GOAL: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AY 1</text:p>
          </table:table-cell>
          <table:table-cell/>
          <table:table-cell table:style-name="ce50"/>
          <table:table-cell/>
          <table:table-cell office:value-type="string" calcext:value-type="string">
            <text:p>DAY 2</text:p>
          </table:table-cell>
          <table:table-cell/>
          <table:table-cell table:style-name="ce50"/>
          <table:table-cell/>
          <table:table-cell office:value-type="string" calcext:value-type="string">
            <text:p>DAY 3</text:p>
          </table:table-cell>
          <table:table-cell/>
          <table:table-cell table:style-name="ce50"/>
          <table:table-cell/>
          <table:table-cell office:value-type="string" calcext:value-type="string">
            <text:p>DAY 4</text:p>
          </table:table-cell>
          <table:table-cell/>
          <table:table-cell table:style-name="ce50"/>
          <table:table-cell/>
          <table:table-cell office:value-type="string" calcext:value-type="string">
            <text:p>DAY 5</text:p>
          </table:table-cell>
          <table:table-cell/>
          <table:table-cell table:style-name="ce50"/>
          <table:table-cell/>
          <table:table-cell office:value-type="string" calcext:value-type="string">
            <text:p>DAY 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style-name="Default" table:formula="of:=SUM([.D54:.D67])" office:value-type="float" office:value="4013.7185483871" calcext:value-type="float">
            <text:p>4013.7185483871</text:p>
          </table:table-cell>
          <table:table-cell/>
          <table:table-cell table:style-name="ce50"/>
          <table:table-cell office:value-type="string" calcext:value-type="string">
            <text:p>SUM:</text:p>
          </table:table-cell>
          <table:table-cell table:formula="of:=SUM([.H54:.H67])" office:value-type="float" office:value="4335.70790322581" calcext:value-type="float">
            <text:p>4335.70790322581</text:p>
          </table:table-cell>
          <table:table-cell/>
          <table:table-cell table:style-name="ce50"/>
          <table:table-cell/>
          <table:table-cell table:formula="of:=SUM([.L54:.L67])" office:value-type="float" office:value="3765.92688172044" calcext:value-type="float">
            <text:p>3765.92688172044</text:p>
          </table:table-cell>
          <table:table-cell/>
          <table:table-cell table:style-name="ce50"/>
          <table:table-cell/>
          <table:table-cell table:formula="of:=SUM([.P54:.P67])" office:value-type="float" office:value="3748.47701612903" calcext:value-type="float">
            <text:p>3748.47701612903</text:p>
          </table:table-cell>
          <table:table-cell/>
          <table:table-cell table:style-name="ce50"/>
          <table:table-cell office:value-type="string" calcext:value-type="string">
            <text:p>SUM:</text:p>
          </table:table-cell>
          <table:table-cell table:formula="of:=SUM([.T54:.T67])" office:value-type="float" office:value="4159.545" calcext:value-type="float">
            <text:p>4159.545</text:p>
          </table:table-cell>
          <table:table-cell/>
          <table:table-cell table:style-name="ce50"/>
          <table:table-cell office:value-type="string" calcext:value-type="string">
            <text:p>SUM:</text:p>
          </table:table-cell>
          <table:table-cell table:formula="of:=SUM([.X54:.X67])" office:value-type="float" office:value="3616.68999999999" calcext:value-type="float">
            <text:p>3616.68999999999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Olymp</text:p>
          </table:table-cell>
          <table:table-cell table:number-columns-repeated="3"/>
          <table:table-cell table:style-name="ce50"/>
          <table:table-cell/>
          <table:table-cell table:style-name="ce9" office:value-type="string" calcext:value-type="string">
            <text:p>Snatch Complex x5: Pull+Pull+Snatch+Snatch</text:p>
          </table:table-cell>
          <table:table-cell office:value-type="float" office:value="1120" calcext:value-type="float">
            <text:p>1120</text:p>
          </table:table-cell>
          <table:table-cell table:style-name="ce50"/>
          <table:table-cell/>
          <table:table-cell table:style-name="ce9" office:value-type="string" calcext:value-type="string">
            <text:p>Clean Complex x5: Clean + Push Press</text:p>
          </table:table-cell>
          <table:table-cell office:value-type="float" office:value="1430.10752688173" calcext:value-type="float">
            <text:p>1430.10752688173</text:p>
          </table:table-cell>
          <table:table-cell table:style-name="ce50"/>
          <table:table-cell table:number-columns-repeated="3"/>
          <table:table-cell table:style-name="ce50"/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office:value-type="float" office:value="1237.92" calcext:value-type="float">
            <text:p>1237.92</text:p>
          </table:table-cell>
          <table:table-cell table:style-name="ce50"/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office:value-type="float" office:value="1372.14" calcext:value-type="float">
            <text:p>1372.14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Pull</text:p>
          </table:table-cell>
          <table:table-cell/>
          <table:table-cell table:style-name="ce9" office:value-type="string" calcext:value-type="string">
            <text:p>SLDL</text:p>
          </table:table-cell>
          <table:table-cell office:value-type="float" office:value="3255.525" calcext:value-type="float">
            <text:p>3255.525</text:p>
          </table:table-cell>
          <table:table-cell table:style-name="ce50"/>
          <table:table-cell/>
          <table:table-cell table:style-name="ce9" office:value-type="string" calcext:value-type="string">
            <text:p>Snatch Pull </text:p>
          </table:table-cell>
          <table:table-cell office:value-type="float" office:value="1195.61290322581" calcext:value-type="float">
            <text:p>1195.61290322581</text:p>
          </table:table-cell>
          <table:table-cell table:style-name="ce50"/>
          <table:table-cell/>
          <table:table-cell table:style-name="ce9" office:value-type="string" calcext:value-type="string">
            <text:p>Clean Pull</text:p>
          </table:table-cell>
          <table:table-cell office:value-type="float" office:value="1341.41935483871" calcext:value-type="float">
            <text:p>1341.41935483871</text:p>
          </table:table-cell>
          <table:table-cell table:style-name="ce50"/>
          <table:table-cell table:number-columns-repeated="3"/>
          <table:table-cell table:style-name="ce50"/>
          <table:table-cell/>
          <table:table-cell table:style-name="ce9" office:value-type="string" calcext:value-type="string">
            <text:p>Deadlift</text:p>
          </table:table-cell>
          <table:table-cell office:value-type="float" office:value="2921.625" calcext:value-type="float">
            <text:p>2921.625</text:p>
          </table:table-cell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Quads</text:p>
          </table:table-cell>
          <table:table-cell table:number-columns-repeated="3"/>
          <table:table-cell table:style-name="ce50"/>
          <table:table-cell/>
          <table:table-cell table:style-name="ce9" office:value-type="string" calcext:value-type="string">
            <text:p>Paused Backsquat</text:p>
          </table:table-cell>
          <table:table-cell office:value-type="float" office:value="2020.095" calcext:value-type="float">
            <text:p>2020.095</text:p>
          </table:table-cell>
          <table:table-cell table:style-name="ce50"/>
          <table:table-cell/>
          <table:table-cell table:style-name="ce9" office:value-type="string" calcext:value-type="string">
            <text:p>OVS</text:p>
          </table:table-cell>
          <table:table-cell office:value-type="float" office:value="994.399999999999" calcext:value-type="float">
            <text:p>994.399999999999</text:p>
          </table:table-cell>
          <table:table-cell table:style-name="ce50"/>
          <table:table-cell/>
          <table:table-cell table:style-name="ce9" office:value-type="string" calcext:value-type="string">
            <text:p>Frontsquat</text:p>
          </table:table-cell>
          <table:table-cell office:value-type="float" office:value="2053.66451612903" calcext:value-type="float">
            <text:p>2053.66451612903</text:p>
          </table:table-cell>
          <table:table-cell table:style-name="ce50"/>
          <table:table-cell table:number-columns-repeated="3"/>
          <table:table-cell table:style-name="ce50"/>
          <table:table-cell/>
          <table:table-cell table:style-name="ce9" office:value-type="string" calcext:value-type="string">
            <text:p>Backsquat</text:p>
          </table:table-cell>
          <table:table-cell office:value-type="float" office:value="2244.54999999999" calcext:value-type="float">
            <text:p>2244.54999999999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Push</text:p>
          </table:table-cell>
          <table:table-cell/>
          <table:table-cell table:style-name="ce9" office:value-type="string" calcext:value-type="string">
            <text:p>Press</text:p>
          </table:table-cell>
          <table:table-cell office:value-type="float" office:value="758.193548387097" calcext:value-type="float">
            <text:p>758.193548387097</text:p>
          </table:table-cell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/>
          <table:table-cell table:style-name="ce9" office:value-type="string" calcext:value-type="string">
            <text:p>Jerk</text:p>
          </table:table-cell>
          <table:table-cell office:value-type="float" office:value="1694.8125" calcext:value-type="float">
            <text:p>1694.8125</text:p>
          </table:table-cell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debian/workspaces/Training/Plans/Weekly%20Progression%20Strength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Weekly%20Progression%20Strength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table table:name="'file:///home/debian/workspaces/Training/Plans/Weekly%20Progression%20Strength/Percantages.ods'#Cycle Low Volume" table:print="false" table:style-name="ta_extref">
        <table:table-source xlink:type="simple" xlink:href="../Percantages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7"/>
          <table:table-cell table:style-name="ce1" office:value-type="float" office:value="66.2933333333334">
            <text:p>66.2933333333334</text:p>
          </table:table-cell>
          <table:table-cell table:style-name="ce1" office:value-type="float" office:value="89.4279569892476">
            <text:p>89.4279569892476</text:p>
          </table:table-cell>
          <table:table-cell table:style-name="ce1" office:value-type="float" office:value="79.7075268817205">
            <text:p>79.7075268817205</text:p>
          </table:table-cell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  <table:table-cell table:style-name="ce1" office:value-type="float" office:value="83.983870967742">
            <text:p>83.983870967742</text:p>
          </table:table-cell>
          <table:table-cell table:style-name="ce1" office:value-type="float" office:value="53.2580645161291">
            <text:p>53.2580645161291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73.755">
            <text:p>73.755</text:p>
          </table:table-cell>
          <table:table-cell table:style-name="ce1" office:value-type="float" office:value="99.4935483870971">
            <text:p>99.4935483870971</text:p>
          </table:table-cell>
          <table:table-cell table:style-name="ce1" office:value-type="float" office:value="88.6790322580646">
            <text:p>88.6790322580646</text:p>
          </table:table-cell>
          <table:table-cell table:style-name="ce1" office:value-type="float" office:value="56.2354838709678">
            <text:p>56.2354838709678</text:p>
          </table:table-cell>
        </table:table-row>
      </table:table>
      <table:table table:name="'file:///home/debian/workspaces/Training/Plans/Weekly%20Progression%20Strength/Percantages.ods'#Cycle Med Movement" table:print="false" table:style-name="ta_extref">
        <table:table-source xlink:type="simple" xlink:href="../Percantages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10"/>
          <table:table-cell table:style-name="ce1" office:value-type="float" office:value="86.46">
            <text:p>86.46</text:p>
          </table:table-cell>
          <table:table-cell table:style-name="ce1" office:value-type="float" office:value="94.1562500000003">
            <text:p>94.1562500000003</text:p>
          </table:table-cell>
          <table:table-cell table:style-name="ce1" office:value-type="float" office:value="62.88">
            <text:p>62.8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88.506">
            <text:p>88.506</text:p>
          </table:table-cell>
          <table:table-cell table:style-name="ce1" office:value-type="float" office:value="96.3843750000003">
            <text:p>96.3843750000003</text:p>
          </table:table-cell>
          <table:table-cell table:style-name="ce1" office:value-type="float" office:value="64.368">
            <text:p>64.36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90.552">
            <text:p>90.552</text:p>
          </table:table-cell>
          <table:table-cell table:style-name="ce1" office:value-type="float" office:value="98.6125000000003">
            <text:p>98.6125000000003</text:p>
          </table:table-cell>
          <table:table-cell table:style-name="ce1" office:value-type="float" office:value="65.856">
            <text:p>65.856</text:p>
          </table:table-cell>
        </table:table-row>
      </table:table>
      <table:table table:name="'file:///home/debian/workspaces/Training/Plans/Weekly%20Progression%20Strength/Percantages.ods'#Cycle Heavy Movement" table:print="false" table:style-name="ta_extref">
        <table:table-source xlink:type="simple" xlink:href="../Percantages.ods" table:table-name="Cycle Heavy Movement" table:filter-name="calc8" table:mode="copy-results-only"/>
        <table:table-column table:number-columns-repeated="15"/>
        <table:table-row table:number-rows-repeated="10">
          <table:table-cell table:number-columns-repeated="15"/>
        </table:table-row>
        <table:table-row>
          <table:table-cell table:number-columns-repeated="7"/>
          <table:table-cell table:style-name="ce1" office:value-type="float" office:value="139.125">
            <text:p>139.125</text:p>
          </table:table-cell>
          <table:table-cell table:style-name="ce1" office:value-type="float" office:value="106.883333333333">
            <text:p>106.883333333333</text:p>
          </table:table-cell>
          <table:table-cell table:style-name="ce1" office:value-type="float" office:value="96.1950000000001">
            <text:p>96.1950000000001</text:p>
          </table:table-cell>
          <table:table-cell table:style-name="ce1" office:value-type="float" office:value="155.025">
            <text:p>155.025</text:p>
          </table:table-cell>
          <table:table-cell table:style-name="ce1" office:value-type="float" office:value="97.7935483870967">
            <text:p>97.7935483870967</text:p>
          </table:table-cell>
          <table:table-cell table:number-columns-repeated="2"/>
          <table:table-cell table:style-name="ce1" office:value-type="float" office:value="2.52867469879518">
            <text:p>2.52867469879518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0.102272727272">
            <text:p>150.102272727272</text:p>
          </table:table-cell>
          <table:table-cell table:style-name="ce1" office:value-type="float" office:value="115.316666666667">
            <text:p>115.316666666667</text:p>
          </table:table-cell>
          <table:table-cell table:style-name="ce1" office:value-type="float" office:value="103.785">
            <text:p>103.785</text:p>
          </table:table-cell>
          <table:table-cell table:style-name="ce1" office:value-type="float" office:value="167.256818181818">
            <text:p>167.256818181818</text:p>
          </table:table-cell>
          <table:table-cell table:style-name="ce1" office:value-type="float" office:value="105.509677419355">
            <text:p>105.509677419355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7.818181818182">
            <text:p>157.818181818182</text:p>
          </table:table-cell>
          <table:table-cell table:style-name="ce1" office:value-type="float" office:value="121.244444444445">
            <text:p>121.244444444445</text:p>
          </table:table-cell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  <table:table-cell table:style-name="ce1" office:value-type="float" office:value="110.933333333333">
            <text:p>110.933333333333</text:p>
          </table:table-cell>
        </table:table-row>
        <table:table-row table:number-rows-repeated="11">
          <table:table-cell table:number-columns-repeated="15"/>
        </table:table-row>
        <table:table-row>
          <table:table-cell table:number-columns-repeated="8"/>
          <table:table-cell table:style-name="ce1" office:value-type="float" office:value="118.555555555556">
            <text:p>118.555555555556</text:p>
          </table:table-cell>
        </table:table-row>
      </table:table>
      <table:table table:name="'file:///home/debian/workspaces/Training/Plans/Weekly%20Progression%20Strength/Percantages.ods'#1Rm Tables" table:print="false" table:style-name="ta_extref">
        <table:table-source xlink:type="simple" xlink:href="../Percantages.ods" table:table-name="1Rm Tabl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float" office:value="198.863636363636">
            <text:p>198.863636363636</text:p>
          </table:table-cell>
        </table:table-row>
        <table:table-row>
          <table:table-cell/>
          <table:table-cell table:style-name="ce1" office:value-type="float" office:value="102.150537634409">
            <text:p>102.150537634409</text:p>
          </table:table-cell>
        </table:table-row>
        <table:table-row>
          <table:table-cell/>
          <table:table-cell table:style-name="ce1" office:value-type="float" office:value="119.791666666667">
            <text:p>119.791666666667</text:p>
          </table:table-cell>
        </table:table-row>
        <table:table-row>
          <table:table-cell/>
          <table:table-cell table:style-name="ce1" office:value-type="float" office:value="69.8924731182796">
            <text:p>69.8924731182796</text:p>
          </table:table-cell>
        </table:table-row>
        <table:table-row>
          <table:table-cell/>
          <table:table-cell table:style-name="ce1" office:value-type="float" office:value="91.6666666666667">
            <text:p>91.6666666666667</text:p>
          </table:table-cell>
        </table:table-row>
        <table:table-row>
          <table:table-cell/>
          <table:table-cell table:style-name="ce1" office:value-type="float" office:value="152.777777777778">
            <text:p>152.777777777778</text:p>
          </table:table-cell>
          <table:table-cell table:style-name="ce1" office:value-type="float" office:value="137.5">
            <text:p>137.5</text:p>
          </table:table-cell>
        </table:table-row>
        <table:table-row>
          <table:table-cell/>
          <table:table-cell table:style-name="ce1" office:value-type="float" office:value="139.784946236559">
            <text:p>139.784946236559</text:p>
          </table:table-cell>
        </table:table-row>
        <table:table-row>
          <table:table-cell/>
          <table:table-cell table:style-name="ce1" office:value-type="float" office:value="110">
            <text:p>110</text:p>
          </table:table-cell>
        </table:table-row>
        <table:table-row>
          <table:table-cell/>
          <table:table-cell table:style-name="ce1" office:value-type="float" office:value="123.655913978495">
            <text:p>123.655913978495</text:p>
          </table:table-cell>
        </table:table-row>
        <table:table-row>
          <table:table-cell/>
          <table:table-cell table:style-name="ce1" office:value-type="float" office:value="80">
            <text:p>80</text:p>
          </table:table-cell>
        </table:table-row>
        <table:table-row>
          <table:table-cell/>
          <table:table-cell table:style-name="ce1" office:value-type="float" office:value="110.215053763441">
            <text:p>110.215053763441</text:p>
          </table:table-cell>
        </table:table-row>
        <table:table-row table:number-rows-repeated="9">
          <table:table-cell table:number-columns-repeated="3"/>
        </table:table-row>
        <table:table-row>
          <table:table-cell/>
          <table:table-cell table:style-name="ce1" office:value-type="float" office:value="221.590909090909">
            <text:p>221.590909090909</text:p>
          </table:table-cell>
        </table:table-row>
        <table:table-row table:number-rows-repeated="9">
          <table:table-cell table:number-columns-repeated="3"/>
        </table:table-row>
        <table:table-row>
          <table:table-cell/>
          <table:table-cell table:style-name="ce1" office:value-type="float" office:value="0.93">
            <text:p>0.93</text:p>
          </table:table-cell>
        </table:table-row>
        <table:table-row>
          <table:table-cell/>
          <table:table-cell table:style-name="ce1" office:value-type="float" office:value="0.9">
            <text:p>0.9</text:p>
          </table:table-cell>
        </table:table-row>
        <table:table-row>
          <table:table-cell/>
          <table:table-cell table:style-name="ce1" office:value-type="float" office:value="0.88">
            <text:p>0.88</text:p>
          </table:table-cell>
        </table:table-row>
        <table:table-row table:number-rows-repeated="2">
          <table:table-cell table:number-columns-repeated="3"/>
        </table:table-row>
        <table:table-row>
          <table:table-cell/>
          <table:table-cell table:style-name="ce1" office:value-type="float" office:value="0.81">
            <text:p>0.81</text:p>
          </table:table-cell>
        </table:table-row>
      </table:table>
      <table:named-expressions/>
      <table:database-ranges>
        <table:database-range table:name="__Anonymous_Sheet_DB__5" table:target-range-address="'Movement Match Table'.C1:'Movement Match Table'.D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0:48:43.493527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5-01T11:06:07.704571615</dc:date>
    <meta:editing-duration>PT3H27M20S</meta:editing-duration>
    <meta:editing-cycles>24</meta:editing-cycles>
    <meta:generator>LibreOffice/5.2.7.2$Linux_X86_64 LibreOffice_project/20m0$Build-2</meta:generator>
    <meta:document-statistic meta:table-count="6" meta:cell-count="1903" meta:object-count="0"/>
  </office:meta>
</office:document-meta>
</file>